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107df5" officeooo:paragraph-rsid="00107df5" style:font-weight-asian="normal" style:font-weight-complex="normal"/>
    </style:style>
    <style:style style:name="P2" style:family="paragraph" style:parent-style-name="Standard">
      <style:paragraph-properties fo:text-align="start" style:justify-single-word="false" style:writing-mode="lr-tb"/>
      <style:text-properties fo:font-weight="normal" officeooo:rsid="00107df5" officeooo:paragraph-rsid="00931d37" style:font-weight-asian="normal" style:font-weight-complex="normal"/>
    </style:style>
    <style:style style:name="P3" style:family="paragraph" style:parent-style-name="Standard">
      <style:paragraph-properties fo:text-align="start" style:justify-single-word="false"/>
      <style:text-properties fo:font-weight="normal" officeooo:rsid="003eb4fa" officeooo:paragraph-rsid="00520fb8" style:font-weight-asian="normal" style:font-weight-complex="normal"/>
    </style:style>
    <style:style style:name="P4" style:family="paragraph" style:parent-style-name="Standard">
      <style:text-properties fo:font-weight="normal" officeooo:rsid="00655885" officeooo:paragraph-rsid="00655885" style:font-weight-asian="normal" style:font-weight-complex="normal"/>
    </style:style>
    <style:style style:name="P5" style:family="paragraph" style:parent-style-name="Standard">
      <style:paragraph-properties fo:text-align="start" style:justify-single-word="false" style:writing-mode="lr-tb"/>
      <style:text-properties fo:font-weight="normal" officeooo:rsid="0088bc09" officeooo:paragraph-rsid="0088fea4" style:font-weight-asian="normal" style:font-weight-complex="normal"/>
    </style:style>
    <style:style style:name="P6" style:family="paragraph" style:parent-style-name="Standard">
      <style:paragraph-properties fo:text-align="start" style:justify-single-word="false" style:writing-mode="lr-tb"/>
      <style:text-properties fo:font-weight="normal" officeooo:rsid="0088fea4" officeooo:paragraph-rsid="008deee7" style:font-weight-asian="normal" style:font-weight-complex="normal"/>
    </style:style>
    <style:style style:name="P7" style:family="paragraph" style:parent-style-name="Standard">
      <style:paragraph-properties fo:text-align="start" style:justify-single-word="false" style:writing-mode="lr-tb"/>
      <style:text-properties fo:font-weight="normal" officeooo:rsid="009573a6" officeooo:paragraph-rsid="009573a6" style:font-weight-asian="normal" style:font-weight-complex="normal"/>
    </style:style>
    <style:style style:name="P8" style:family="paragraph" style:parent-style-name="Standard">
      <style:paragraph-properties fo:text-align="start" style:justify-single-word="false"/>
      <style:text-properties fo:font-weight="normal" officeooo:rsid="00972292" officeooo:paragraph-rsid="0098d816" style:font-weight-asian="normal" style:font-weight-complex="normal"/>
    </style:style>
    <style:style style:name="P9" style:family="paragraph" style:parent-style-name="Standard">
      <style:paragraph-properties fo:text-align="start" style:justify-single-word="false" style:writing-mode="lr-tb"/>
      <style:text-properties fo:font-weight="normal" officeooo:rsid="0098d816" officeooo:paragraph-rsid="0099c317" style:font-weight-asian="normal" style:font-weight-complex="normal"/>
    </style:style>
    <style:style style:name="P10" style:family="paragraph" style:parent-style-name="Standard">
      <style:paragraph-properties fo:text-align="start" style:justify-single-word="false" style:writing-mode="lr-tb"/>
      <style:text-properties fo:font-weight="normal" officeooo:rsid="009ddce5" officeooo:paragraph-rsid="009f9036" style:font-weight-asian="normal" style:font-weight-complex="normal"/>
    </style:style>
    <style:style style:name="P11" style:family="paragraph" style:parent-style-name="Standard">
      <style:paragraph-properties fo:text-align="start" style:justify-single-word="false" style:writing-mode="lr-tb"/>
      <style:text-properties fo:font-weight="normal" officeooo:rsid="00a44c74" officeooo:paragraph-rsid="00a44c74" style:font-weight-asian="normal" style:font-weight-complex="normal"/>
    </style:style>
    <style:style style:name="P12" style:family="paragraph" style:parent-style-name="Standard">
      <style:paragraph-properties fo:text-align="start" style:justify-single-word="false" style:writing-mode="lr-tb"/>
      <style:text-properties fo:font-weight="normal" officeooo:rsid="00a44c74" officeooo:paragraph-rsid="00a5ed3e" style:font-weight-asian="normal" style:font-weight-complex="normal"/>
    </style:style>
    <style:style style:name="P13" style:family="paragraph" style:parent-style-name="Standard">
      <style:paragraph-properties fo:text-align="start" style:justify-single-word="false" style:writing-mode="lr-tb"/>
      <style:text-properties fo:font-weight="normal" officeooo:rsid="00a6f938" officeooo:paragraph-rsid="00a6f938" style:font-weight-asian="normal" style:font-weight-complex="normal"/>
    </style:style>
    <style:style style:name="P14" style:family="paragraph" style:parent-style-name="Standard">
      <style:paragraph-properties fo:text-align="start" style:justify-single-word="false" style:writing-mode="lr-tb"/>
      <style:text-properties fo:font-weight="normal" officeooo:rsid="00aabf5f" officeooo:paragraph-rsid="00aabf5f" style:font-weight-asian="normal" style:font-weight-complex="normal"/>
    </style:style>
    <style:style style:name="P15" style:family="paragraph" style:parent-style-name="Standard">
      <style:paragraph-properties fo:text-align="start" style:justify-single-word="false" style:writing-mode="lr-tb"/>
      <style:text-properties fo:font-weight="normal" officeooo:rsid="00ac30f5" officeooo:paragraph-rsid="00ac30f5" style:font-weight-asian="normal" style:font-weight-complex="normal"/>
    </style:style>
    <style:style style:name="P16" style:family="paragraph" style:parent-style-name="Standard">
      <style:paragraph-properties fo:text-align="justify" style:justify-single-word="false" style:writing-mode="lr-tb"/>
      <style:text-properties fo:font-weight="normal" officeooo:rsid="00236323" officeooo:paragraph-rsid="00c764a5" style:font-weight-asian="normal" style:font-weight-complex="normal"/>
    </style:style>
    <style:style style:name="P17" style:family="paragraph" style:parent-style-name="Standard">
      <style:text-properties fo:font-weight="normal" officeooo:rsid="00c8e090" officeooo:paragraph-rsid="00ce2319" style:font-weight-asian="normal" style:font-weight-complex="normal"/>
    </style:style>
    <style:style style:name="P18" style:family="paragraph" style:parent-style-name="Standard">
      <style:text-properties fo:font-weight="normal" officeooo:rsid="00c8e090" officeooo:paragraph-rsid="00d24fe9" style:font-weight-asian="normal" style:font-weight-complex="normal"/>
    </style:style>
    <style:style style:name="P19" style:family="paragraph" style:parent-style-name="Standard">
      <style:paragraph-properties style:writing-mode="lr-tb"/>
      <style:text-properties fo:font-weight="normal" officeooo:rsid="00c8e090" officeooo:paragraph-rsid="00d51d52" style:font-weight-asian="normal" style:font-weight-complex="normal"/>
    </style:style>
    <style:style style:name="P20" style:family="paragraph" style:parent-style-name="Standard">
      <style:text-properties fo:font-weight="normal" officeooo:rsid="00c8e090" officeooo:paragraph-rsid="00d86adc" style:font-weight-asian="normal" style:font-weight-complex="normal"/>
    </style:style>
    <style:style style:name="P21" style:family="paragraph" style:parent-style-name="Standard">
      <style:text-properties fo:font-weight="normal" officeooo:rsid="00c8e090" officeooo:paragraph-rsid="00d9a510" style:font-weight-asian="normal" style:font-weight-complex="normal"/>
    </style:style>
    <style:style style:name="P22" style:family="paragraph" style:parent-style-name="Standard">
      <style:text-properties fo:font-weight="normal" officeooo:rsid="00c8e090" officeooo:paragraph-rsid="00dd9c62" style:font-weight-asian="normal" style:font-weight-complex="normal"/>
    </style:style>
    <style:style style:name="P23" style:family="paragraph" style:parent-style-name="Standard">
      <style:text-properties fo:font-weight="normal" officeooo:rsid="00c8e090" officeooo:paragraph-rsid="00e31bf8" style:font-weight-asian="normal" style:font-weight-complex="normal"/>
    </style:style>
    <style:style style:name="P24" style:family="paragraph" style:parent-style-name="Standard">
      <style:text-properties fo:font-weight="normal" officeooo:rsid="00c8e090" officeooo:paragraph-rsid="00e49109" style:font-weight-asian="normal" style:font-weight-complex="normal"/>
    </style:style>
    <style:style style:name="P25" style:family="paragraph" style:parent-style-name="Standard">
      <style:paragraph-properties style:writing-mode="lr-tb"/>
      <style:text-properties fo:font-weight="normal" officeooo:rsid="00c8e090" officeooo:paragraph-rsid="00e49109" style:font-weight-asian="normal" style:font-weight-complex="normal"/>
    </style:style>
    <style:style style:name="P26" style:family="paragraph" style:parent-style-name="Standard">
      <style:paragraph-properties style:writing-mode="lr-tb"/>
      <style:text-properties fo:font-weight="normal" officeooo:rsid="00c8e090" officeooo:paragraph-rsid="00e7714e" style:font-weight-asian="normal" style:font-weight-complex="normal"/>
    </style:style>
    <style:style style:name="P27" style:family="paragraph" style:parent-style-name="Standard">
      <style:paragraph-properties style:writing-mode="lr-tb"/>
      <style:text-properties fo:font-weight="normal" officeooo:rsid="00c8e090" officeooo:paragraph-rsid="00e7a7e6" style:font-weight-asian="normal" style:font-weight-complex="normal"/>
    </style:style>
    <style:style style:name="P28" style:family="paragraph" style:parent-style-name="Standard">
      <style:paragraph-properties fo:text-align="justify" style:justify-single-word="false"/>
      <style:text-properties fo:font-weight="normal" officeooo:rsid="00c8e090" style:font-weight-asian="normal" style:font-weight-complex="normal"/>
    </style:style>
    <style:style style:name="P29" style:family="paragraph" style:parent-style-name="Standard">
      <style:text-properties officeooo:paragraph-rsid="00832143"/>
    </style:style>
    <style:style style:name="P30" style:family="paragraph" style:parent-style-name="Standard">
      <style:text-properties fo:color="#c9211e" loext:opacity="100%" fo:font-weight="normal" officeooo:rsid="00107df5" officeooo:paragraph-rsid="0064e3bc" style:font-weight-asian="normal" style:font-weight-complex="normal"/>
    </style:style>
    <style:style style:name="P31" style:family="paragraph" style:parent-style-name="Standard">
      <style:text-properties fo:color="#c9211e" loext:opacity="100%" fo:font-weight="normal" officeooo:rsid="00107df5" officeooo:paragraph-rsid="002ee970" style:font-weight-asian="normal" style:font-weight-complex="normal"/>
    </style:style>
    <style:style style:name="P32" style:family="paragraph" style:parent-style-name="Standard">
      <style:paragraph-properties fo:text-align="start" style:justify-single-word="false"/>
      <style:text-properties fo:font-weight="bold" officeooo:rsid="00107df5" officeooo:paragraph-rsid="0084921f" style:font-weight-asian="bold" style:font-weight-complex="bold"/>
    </style:style>
    <style:style style:name="P33" style:family="paragraph" style:parent-style-name="Standard">
      <style:paragraph-properties fo:text-align="start" style:justify-single-word="false"/>
      <style:text-properties fo:font-weight="bold" officeooo:rsid="00107df5" officeooo:paragraph-rsid="00855cc8" style:font-weight-asian="bold" style:font-weight-complex="bold"/>
    </style:style>
    <style:style style:name="P34" style:family="paragraph" style:parent-style-name="Standard">
      <style:paragraph-properties fo:text-align="start" style:justify-single-word="false" style:writing-mode="lr-tb"/>
      <style:text-properties fo:font-weight="bold" officeooo:rsid="00107df5" officeooo:paragraph-rsid="00972292" style:font-weight-asian="bold" style:font-weight-complex="bold"/>
    </style:style>
    <style:style style:name="P35" style:family="paragraph" style:parent-style-name="Standard">
      <style:paragraph-properties fo:text-align="start" style:justify-single-word="false" style:writing-mode="lr-tb"/>
      <style:text-properties fo:font-weight="bold" officeooo:rsid="00107df5" officeooo:paragraph-rsid="009ab995" style:font-weight-asian="bold" style:font-weight-complex="bold"/>
    </style:style>
    <style:style style:name="P36" style:family="paragraph" style:parent-style-name="Standard">
      <style:paragraph-properties fo:text-align="start" style:justify-single-word="false" style:writing-mode="lr-tb"/>
      <style:text-properties fo:font-weight="bold" officeooo:rsid="00107df5" officeooo:paragraph-rsid="00a0ad2c" style:font-weight-asian="bold" style:font-weight-complex="bold"/>
    </style:style>
    <style:style style:name="P37" style:family="paragraph" style:parent-style-name="Standard">
      <style:paragraph-properties fo:text-align="start" style:justify-single-word="false" style:writing-mode="lr-tb"/>
      <style:text-properties fo:font-weight="bold" officeooo:rsid="00107df5" officeooo:paragraph-rsid="00a6f938" style:font-weight-asian="bold" style:font-weight-complex="bold"/>
    </style:style>
    <style:style style:name="P38" style:family="paragraph" style:parent-style-name="Standard">
      <style:paragraph-properties fo:text-align="start" style:justify-single-word="false" style:writing-mode="lr-tb"/>
      <style:text-properties fo:font-weight="bold" officeooo:rsid="00107df5" officeooo:paragraph-rsid="00ac30f5" style:font-weight-asian="bold" style:font-weight-complex="bold"/>
    </style:style>
    <style:style style:name="P39" style:family="paragraph" style:parent-style-name="Standard">
      <style:text-properties fo:font-weight="bold" officeooo:rsid="00107df5" officeooo:paragraph-rsid="0084921f" style:font-weight-asian="bold" style:font-weight-complex="bold"/>
    </style:style>
    <style:style style:name="P40" style:family="paragraph" style:parent-style-name="Standard">
      <style:paragraph-properties fo:text-align="start" style:justify-single-word="false" style:writing-mode="lr-tb"/>
      <style:text-properties fo:font-weight="bold" officeooo:rsid="009573a6" officeooo:paragraph-rsid="009573a6" style:font-weight-asian="bold" style:font-weight-complex="bold"/>
    </style:style>
    <style:style style:name="P41" style:family="paragraph" style:parent-style-name="Standard">
      <style:paragraph-properties fo:text-align="start" style:justify-single-word="false" style:writing-mode="lr-tb"/>
      <style:text-properties fo:font-weight="bold" officeooo:rsid="00a6f938" officeooo:paragraph-rsid="00a6f938" style:font-weight-asian="bold" style:font-weight-complex="bold"/>
    </style:style>
    <style:style style:name="P42" style:family="paragraph" style:parent-style-name="Standard">
      <style:paragraph-properties fo:text-align="start" style:justify-single-word="false" style:writing-mode="lr-tb"/>
      <style:text-properties fo:font-weight="bold" officeooo:rsid="00aabf5f" officeooo:paragraph-rsid="00aabf5f" style:font-weight-asian="bold" style:font-weight-complex="bold"/>
    </style:style>
    <style:style style:name="P43" style:family="paragraph" style:parent-style-name="Standard">
      <style:paragraph-properties fo:text-align="justify" style:justify-single-word="false"/>
      <style:text-properties fo:font-weight="bold" officeooo:paragraph-rsid="00c5b5c5" style:font-weight-asian="bold" style:font-weight-complex="bold"/>
    </style:style>
    <style:style style:name="P44" style:family="paragraph" style:parent-style-name="Standard">
      <style:text-properties officeooo:rsid="00107df5" officeooo:paragraph-rsid="0084921f"/>
    </style:style>
    <style:style style:name="P45" style:family="paragraph" style:parent-style-name="Standard">
      <style:paragraph-properties style:writing-mode="lr-tb"/>
      <style:text-properties officeooo:paragraph-rsid="008fc8f9"/>
    </style:style>
    <style:style style:name="P46" style:family="paragraph" style:parent-style-name="Standard">
      <style:paragraph-properties fo:text-align="start" style:justify-single-word="false" style:writing-mode="lr-tb"/>
      <style:text-properties officeooo:paragraph-rsid="00a84aaa"/>
    </style:style>
    <style:style style:name="P47" style:family="paragraph" style:parent-style-name="Standard">
      <style:text-properties style:text-underline-style="solid" style:text-underline-width="auto" style:text-underline-color="font-color"/>
    </style:style>
    <style:style style:name="P48" style:family="paragraph" style:parent-style-name="Standard">
      <style:text-properties officeooo:rsid="00af5c92" officeooo:paragraph-rsid="00af5c92"/>
    </style:style>
    <style:style style:name="P49" style:family="paragraph" style:parent-style-name="Standard">
      <style:text-properties fo:color="#000000" loext:opacity="100%" fo:font-weight="normal" officeooo:rsid="00655885" officeooo:paragraph-rsid="00655885" style:font-weight-asian="normal" style:font-weight-complex="normal"/>
    </style:style>
    <style:style style:name="P50" style:family="paragraph" style:parent-style-name="Standard">
      <style:text-properties fo:color="#000000" loext:opacity="100%" fo:font-weight="normal" officeooo:rsid="00107df5" officeooo:paragraph-rsid="00b2b4cf" style:font-weight-asian="normal" style:font-weight-complex="normal"/>
    </style:style>
    <style:style style:name="P51" style:family="paragraph" style:parent-style-name="Standard">
      <style:paragraph-properties fo:text-align="start" style:justify-single-word="false"/>
      <style:text-properties fo:color="#000000" loext:opacity="100%" fo:font-weight="normal" officeooo:rsid="00107df5" officeooo:paragraph-rsid="00107df5" style:font-weight-asian="normal" style:font-weight-complex="normal"/>
    </style:style>
    <style:style style:name="P52" style:family="paragraph" style:parent-style-name="Standard">
      <style:text-properties fo:color="#000000" loext:opacity="100%" fo:font-weight="normal" officeooo:rsid="00b7d673" officeooo:paragraph-rsid="00b9c2bb" style:font-weight-asian="normal" style:font-weight-complex="normal"/>
    </style:style>
    <style:style style:name="P53" style:family="paragraph" style:parent-style-name="Standard">
      <style:text-properties fo:color="#000000" loext:opacity="100%" fo:font-weight="normal" officeooo:rsid="00b9c2bb" officeooo:paragraph-rsid="00b9c2bb" style:font-weight-asian="normal" style:font-weight-complex="normal"/>
    </style:style>
    <style:style style:name="P54" style:family="paragraph" style:parent-style-name="Standard">
      <style:text-properties fo:color="#000000" loext:opacity="100%" fo:font-weight="normal" officeooo:rsid="00bca463" officeooo:paragraph-rsid="00b7d673" style:font-weight-asian="normal" style:font-weight-complex="normal"/>
    </style:style>
    <style:style style:name="P55" style:family="paragraph" style:parent-style-name="Standard">
      <style:text-properties fo:color="#000000" loext:opacity="100%" fo:font-weight="bold" officeooo:rsid="00107df5" officeooo:paragraph-rsid="00107df5" style:font-weight-asian="bold" style:font-weight-complex="bold"/>
    </style:style>
    <style:style style:name="P56" style:family="paragraph" style:parent-style-name="Standard">
      <style:paragraph-properties fo:text-align="start" style:justify-single-word="false"/>
      <style:text-properties fo:color="#000000" loext:opacity="100%" fo:font-weight="bold" officeooo:rsid="00107df5" officeooo:paragraph-rsid="00107df5" style:font-weight-asian="bold" style:font-weight-complex="bold"/>
    </style:style>
    <style:style style:name="P57" style:family="paragraph" style:parent-style-name="Standard">
      <style:paragraph-properties fo:text-align="start" style:justify-single-word="false"/>
      <style:text-properties fo:color="#000000" loext:opacity="100%" fo:font-weight="bold" officeooo:rsid="00107df5" officeooo:paragraph-rsid="00b65d5d" style:font-weight-asian="bold" style:font-weight-complex="bold"/>
    </style:style>
    <style:style style:name="P58" style:family="paragraph" style:parent-style-name="Standard">
      <style:paragraph-properties fo:text-align="start" style:justify-single-word="false"/>
      <style:text-properties fo:color="#000000" loext:opacity="100%" fo:font-weight="bold" officeooo:rsid="00107df5" officeooo:paragraph-rsid="00b9c2bb" style:font-weight-asian="bold" style:font-weight-complex="bold"/>
    </style:style>
    <style:style style:name="P59" style:family="paragraph" style:parent-style-name="Standard">
      <style:paragraph-properties fo:text-align="start" style:justify-single-word="false"/>
      <style:text-properties fo:color="#000000" loext:opacity="100%" fo:font-weight="bold" officeooo:rsid="00107df5" officeooo:paragraph-rsid="00b7d673" style:font-weight-asian="bold" style:font-weight-complex="bold"/>
    </style:style>
    <style:style style:name="P60" style:family="paragraph" style:parent-style-name="Standard">
      <style:paragraph-properties fo:text-align="justify" style:justify-single-word="false"/>
      <style:text-properties fo:color="#000000" loext:opacity="100%" fo:font-weight="bold" officeooo:rsid="00107df5" officeooo:paragraph-rsid="00b49322" style:font-weight-asian="bold" style:font-weight-complex="bold"/>
    </style:style>
    <style:style style:name="P61" style:family="paragraph" style:parent-style-name="Standard">
      <style:paragraph-properties fo:text-align="justify" style:justify-single-word="false"/>
      <style:text-properties fo:color="#000000" loext:opacity="100%" fo:font-weight="bold" style:font-weight-asian="bold" style:font-weight-complex="bold"/>
    </style:style>
    <style:style style:name="P62" style:family="paragraph" style:parent-style-name="Standard">
      <style:paragraph-properties fo:text-align="justify" style:justify-single-word="false" style:writing-mode="lr-tb"/>
      <style:text-properties officeooo:paragraph-rsid="00c30e7f"/>
    </style:style>
    <style:style style:name="P63" style:family="paragraph" style:parent-style-name="Standard">
      <style:paragraph-properties fo:text-align="justify" style:justify-single-word="false"/>
      <style:text-properties officeooo:paragraph-rsid="00c5b5c5"/>
    </style:style>
    <style:style style:name="P64" style:family="paragraph" style:parent-style-name="Standard">
      <style:paragraph-properties style:writing-mode="lr-tb"/>
      <style:text-properties officeooo:paragraph-rsid="00bf86d8"/>
    </style:style>
    <style:style style:name="P65" style:family="paragraph" style:parent-style-name="Standard">
      <style:paragraph-properties style:writing-mode="lr-tb"/>
    </style:style>
    <style:style style:name="P66" style:family="paragraph" style:parent-style-name="Standard">
      <style:paragraph-properties style:writing-mode="lr-tb"/>
      <style:text-properties officeooo:paragraph-rsid="00c2953a"/>
    </style:style>
    <style:style style:name="P67" style:family="paragraph" style:parent-style-name="Standard">
      <style:paragraph-properties style:writing-mode="lr-tb"/>
      <style:text-properties officeooo:paragraph-rsid="00c30e7f"/>
    </style:style>
    <style:style style:name="P68" style:family="paragraph" style:parent-style-name="Standard">
      <style:text-properties officeooo:paragraph-rsid="00cedffa"/>
    </style:style>
    <style:style style:name="P69" style:family="paragraph" style:parent-style-name="Standard">
      <style:text-properties officeooo:paragraph-rsid="00cf2d6a"/>
    </style:style>
    <style:style style:name="P70" style:family="paragraph" style:parent-style-name="Standard">
      <style:paragraph-properties style:writing-mode="lr-tb"/>
      <style:text-properties officeooo:paragraph-rsid="00d06835"/>
    </style:style>
    <style:style style:name="P71" style:family="paragraph" style:parent-style-name="Standard">
      <style:text-properties officeooo:paragraph-rsid="00d06835"/>
    </style:style>
    <style:style style:name="P72" style:family="paragraph" style:parent-style-name="Text_20_body">
      <style:text-properties officeooo:paragraph-rsid="00d9a510"/>
    </style:style>
    <style:style style:name="P73" style:family="paragraph" style:parent-style-name="Standard">
      <style:text-properties officeooo:rsid="00d6d65c" officeooo:paragraph-rsid="00d6d65c"/>
    </style:style>
    <style:style style:name="P74" style:family="paragraph" style:parent-style-name="Standard">
      <style:text-properties officeooo:paragraph-rsid="00da89bf"/>
    </style:style>
    <style:style style:name="P75" style:family="paragraph" style:parent-style-name="Standard">
      <style:text-properties officeooo:paragraph-rsid="00dc227d"/>
    </style:style>
    <style:style style:name="P76" style:family="paragraph" style:parent-style-name="Standard">
      <style:paragraph-properties style:writing-mode="lr-tb"/>
      <style:text-properties officeooo:paragraph-rsid="00e154ee"/>
    </style:style>
    <style:style style:name="P77" style:family="paragraph" style:parent-style-name="Standard">
      <style:paragraph-properties style:writing-mode="lr-tb"/>
      <style:text-properties officeooo:rsid="00e9df66" officeooo:paragraph-rsid="00e9df66"/>
    </style:style>
    <style:style style:name="P78" style:family="paragraph" style:parent-style-name="Standard">
      <style:text-properties officeooo:rsid="00eb11c6" officeooo:paragraph-rsid="00eb11c6"/>
    </style:style>
    <style:style style:name="P79" style:family="paragraph" style:parent-style-name="Standard">
      <style:paragraph-properties style:writing-mode="lr-tb"/>
      <style:text-properties officeooo:rsid="00ece148" officeooo:paragraph-rsid="00ece148"/>
    </style:style>
    <style:style style:name="P80" style:family="paragraph" style:parent-style-name="Standard">
      <style:text-properties fo:color="#c9211e" loext:opacity="100%" fo:font-weight="normal" officeooo:rsid="00107df5" officeooo:paragraph-rsid="00107df5" style:font-weight-asian="normal" style:font-weight-complex="normal"/>
    </style:style>
    <style:style style:name="P81" style:family="paragraph" style:parent-style-name="Standard">
      <style:text-properties fo:color="#c9211e" loext:opacity="100%" fo:font-weight="normal" officeooo:rsid="00655885" officeooo:paragraph-rsid="00832143" style:font-weight-asian="normal" style:font-weight-complex="normal"/>
    </style:style>
    <style:style style:name="P82" style:family="paragraph" style:parent-style-name="Standard">
      <style:text-properties fo:color="#c9211e" loext:opacity="100%" officeooo:rsid="00f36981" officeooo:paragraph-rsid="00f36981"/>
    </style:style>
    <style:style style:name="P83" style:family="paragraph" style:parent-style-name="Standard">
      <style:text-properties officeooo:paragraph-rsid="00832143"/>
    </style:style>
    <style:style style:name="P84" style:family="paragraph" style:parent-style-name="Standard">
      <style:text-properties officeooo:rsid="00ef97f8" officeooo:paragraph-rsid="00f12aa2"/>
    </style:style>
    <style:style style:name="P85" style:family="paragraph" style:parent-style-name="Standard">
      <style:text-properties fo:font-weight="normal" officeooo:rsid="00655885" officeooo:paragraph-rsid="00655885" style:font-weight-asian="normal" style:font-weight-complex="normal"/>
    </style:style>
    <style:style style:name="P86" style:family="paragraph" style:parent-style-name="Standard">
      <style:text-properties officeooo:paragraph-rsid="00f19d44"/>
    </style:style>
    <style:style style:name="T1" style:family="text">
      <style:text-properties fo:font-weight="normal" style:font-weight-asian="normal" style:font-weight-complex="normal"/>
    </style:style>
    <style:style style:name="T2" style:family="text">
      <style:text-properties fo:font-weight="normal" officeooo:rsid="00107df5" style:font-weight-asian="normal" style:font-weight-complex="normal"/>
    </style:style>
    <style:style style:name="T3" style:family="text">
      <style:text-properties fo:font-weight="normal" officeooo:rsid="00832143" style:font-weight-asian="normal" style:font-weight-complex="normal"/>
    </style:style>
    <style:style style:name="T4" style:family="text">
      <style:text-properties fo:font-weight="normal" officeooo:rsid="0088fea4" style:font-weight-asian="normal" style:font-weight-complex="normal"/>
    </style:style>
    <style:style style:name="T5" style:family="text">
      <style:text-properties fo:font-weight="normal" officeooo:rsid="0089e144" style:font-weight-asian="normal" style:font-weight-complex="normal"/>
    </style:style>
    <style:style style:name="T6" style:family="text">
      <style:text-properties fo:font-weight="normal" officeooo:rsid="008b733a" style:font-weight-asian="normal" style:font-weight-complex="normal"/>
    </style:style>
    <style:style style:name="T7" style:family="text">
      <style:text-properties fo:font-weight="normal" officeooo:rsid="008deee7" style:font-weight-asian="normal" style:font-weight-complex="normal"/>
    </style:style>
    <style:style style:name="T8" style:family="text">
      <style:text-properties fo:font-weight="normal" officeooo:rsid="008f45f3" style:font-weight-asian="normal" style:font-weight-complex="normal"/>
    </style:style>
    <style:style style:name="T9" style:family="text">
      <style:text-properties fo:font-weight="normal" officeooo:rsid="009423ec" style:font-weight-asian="normal" style:font-weight-complex="normal"/>
    </style:style>
    <style:style style:name="T10" style:family="text">
      <style:text-properties fo:font-weight="normal" officeooo:rsid="00a6f938" style:font-weight-asian="normal" style:font-weight-complex="normal"/>
    </style:style>
    <style:style style:name="T11" style:family="text">
      <style:text-properties fo:font-weight="normal" officeooo:rsid="00a715ec" style:font-weight-asian="normal" style:font-weight-complex="normal"/>
    </style:style>
    <style:style style:name="T12" style:family="text">
      <style:text-properties fo:font-weight="normal" officeooo:rsid="00ac30f5" style:font-weight-asian="normal" style:font-weight-complex="normal"/>
    </style:style>
    <style:style style:name="T13" style:family="text">
      <style:text-properties fo:font-weight="normal" officeooo:rsid="00be0635" style:font-weight-asian="normal" style:font-weight-complex="normal"/>
    </style:style>
    <style:style style:name="T14" style:family="text">
      <style:text-properties fo:font-weight="normal" officeooo:rsid="00be5189" style:font-weight-asian="normal" style:font-weight-complex="normal"/>
    </style:style>
    <style:style style:name="T15" style:family="text">
      <style:text-properties fo:font-weight="normal" officeooo:rsid="00bf86d8" style:font-weight-asian="normal" style:font-weight-complex="normal"/>
    </style:style>
    <style:style style:name="T16" style:family="text">
      <style:text-properties fo:font-weight="normal" officeooo:rsid="00c16e61" style:font-weight-asian="normal" style:font-weight-complex="normal"/>
    </style:style>
    <style:style style:name="T17" style:family="text">
      <style:text-properties fo:font-weight="normal" officeooo:rsid="00c2953a" style:font-weight-asian="normal" style:font-weight-complex="normal"/>
    </style:style>
    <style:style style:name="T18" style:family="text">
      <style:text-properties fo:font-weight="normal" officeooo:rsid="00c30e7f" style:font-weight-asian="normal" style:font-weight-complex="normal"/>
    </style:style>
    <style:style style:name="T19" style:family="text">
      <style:text-properties fo:font-weight="normal" officeooo:rsid="00cedffa" style:font-weight-asian="normal" style:font-weight-complex="normal"/>
    </style:style>
    <style:style style:name="T20" style:family="text">
      <style:text-properties fo:font-weight="normal" officeooo:rsid="00d06835" style:font-weight-asian="normal" style:font-weight-complex="normal"/>
    </style:style>
    <style:style style:name="T21" style:family="text">
      <style:text-properties fo:font-weight="normal" officeooo:rsid="00d86adc" style:font-weight-asian="normal" style:font-weight-complex="normal"/>
    </style:style>
    <style:style style:name="T22" style:family="text">
      <style:text-properties fo:font-weight="normal" officeooo:rsid="00d9a510" style:font-weight-asian="normal" style:font-weight-complex="normal"/>
    </style:style>
    <style:style style:name="T23" style:family="text">
      <style:text-properties fo:font-weight="normal" officeooo:rsid="00da89bf" style:font-weight-asian="normal" style:font-weight-complex="normal"/>
    </style:style>
    <style:style style:name="T24" style:family="text">
      <style:text-properties fo:font-weight="normal" officeooo:rsid="00dc227d" style:font-weight-asian="normal" style:font-weight-complex="normal"/>
    </style:style>
    <style:style style:name="T25" style:family="text">
      <style:text-properties fo:font-weight="normal" officeooo:rsid="00e154ee" style:font-weight-asian="normal" style:font-weight-complex="normal"/>
    </style:style>
    <style:style style:name="T26" style:family="text">
      <style:text-properties fo:font-weight="normal" officeooo:rsid="00e31bf8" style:font-weight-asian="normal" style:font-weight-complex="normal"/>
    </style:style>
    <style:style style:name="T27" style:family="text">
      <style:text-properties fo:font-weight="normal" officeooo:rsid="00ef97f8" style:font-weight-asian="normal" style:font-weight-complex="normal"/>
    </style:style>
    <style:style style:name="T28" style:family="text">
      <style:text-properties fo:font-weight="normal" officeooo:rsid="00f19d44" style:font-weight-asian="normal" style:font-weight-complex="normal"/>
    </style:style>
    <style:style style:name="T29" style:family="text">
      <style:text-properties officeooo:rsid="0064e3bc"/>
    </style:style>
    <style:style style:name="T30" style:family="text">
      <style:text-properties officeooo:rsid="006a3f08"/>
    </style:style>
    <style:style style:name="T31" style:family="text">
      <style:text-properties officeooo:rsid="007b0510"/>
    </style:style>
    <style:style style:name="T32" style:family="text">
      <style:text-properties officeooo:rsid="007ced83"/>
    </style:style>
    <style:style style:name="T33" style:family="text">
      <style:text-properties officeooo:rsid="0084921f"/>
    </style:style>
    <style:style style:name="T34" style:family="text">
      <style:text-properties officeooo:rsid="00855cc8"/>
    </style:style>
    <style:style style:name="T35" style:family="text">
      <style:text-properties officeooo:rsid="001fa457"/>
    </style:style>
    <style:style style:name="T36" style:family="text">
      <style:text-properties officeooo:rsid="0086d84d"/>
    </style:style>
    <style:style style:name="T37" style:family="text">
      <style:text-properties officeooo:rsid="0088fea4"/>
    </style:style>
    <style:style style:name="T38" style:family="text">
      <style:text-properties officeooo:rsid="008fc8f9"/>
    </style:style>
    <style:style style:name="T39" style:family="text">
      <style:text-properties officeooo:rsid="00931d37"/>
    </style:style>
    <style:style style:name="T40" style:family="text">
      <style:text-properties officeooo:rsid="00952932"/>
    </style:style>
    <style:style style:name="T41" style:family="text">
      <style:text-properties officeooo:rsid="00107df5"/>
    </style:style>
    <style:style style:name="T42" style:family="text">
      <style:text-properties officeooo:rsid="00972292"/>
    </style:style>
    <style:style style:name="T43" style:family="text">
      <style:text-properties officeooo:rsid="0098d816"/>
    </style:style>
    <style:style style:name="T44" style:family="text">
      <style:text-properties officeooo:rsid="0099c317"/>
    </style:style>
    <style:style style:name="T45" style:family="text">
      <style:text-properties officeooo:rsid="009ab995"/>
    </style:style>
    <style:style style:name="T46" style:family="text">
      <style:text-properties officeooo:rsid="009c1fe1"/>
    </style:style>
    <style:style style:name="T47" style:family="text">
      <style:text-properties style:text-underline-style="none" officeooo:rsid="00931d37"/>
    </style:style>
    <style:style style:name="T48" style:family="text">
      <style:text-properties officeooo:rsid="009ddce5"/>
    </style:style>
    <style:style style:name="T49" style:family="text">
      <style:text-properties officeooo:rsid="009f9036"/>
    </style:style>
    <style:style style:name="T50" style:family="text">
      <style:text-properties officeooo:rsid="00a0ad2c"/>
    </style:style>
    <style:style style:name="T51" style:family="text">
      <style:text-properties officeooo:rsid="00a12109"/>
    </style:style>
    <style:style style:name="T52" style:family="text">
      <style:text-properties officeooo:rsid="00a264d7"/>
    </style:style>
    <style:style style:name="T53" style:family="text">
      <style:text-properties officeooo:rsid="00a5ed3e"/>
    </style:style>
    <style:style style:name="T54" style:family="text">
      <style:text-properties officeooo:rsid="00a6f938"/>
    </style:style>
    <style:style style:name="T55" style:family="text">
      <style:text-properties officeooo:rsid="00a84aaa"/>
    </style:style>
    <style:style style:name="T56" style:family="text">
      <style:text-properties officeooo:rsid="00aa3ec2"/>
    </style:style>
    <style:style style:name="T57" style:family="text">
      <style:text-properties officeooo:rsid="00aabf5f"/>
    </style:style>
    <style:style style:name="T58" style:family="text">
      <style:text-properties officeooo:rsid="00ac30f5"/>
    </style:style>
    <style:style style:name="T59" style:family="text">
      <style:text-properties officeooo:rsid="00ae2602"/>
    </style:style>
    <style:style style:name="T60" style:family="text">
      <style:text-properties officeooo:rsid="00af5c92"/>
    </style:style>
    <style:style style:name="T61" style:family="text">
      <style:text-properties officeooo:rsid="00b13b6e"/>
    </style:style>
    <style:style style:name="T62" style:family="text">
      <style:text-properties officeooo:rsid="00b49322"/>
    </style:style>
    <style:style style:name="T63" style:family="text">
      <style:text-properties fo:color="#000000" loext:opacity="100%" fo:font-weight="normal" style:font-weight-asian="normal" style:font-weight-complex="normal"/>
    </style:style>
    <style:style style:name="T64" style:family="text">
      <style:text-properties fo:color="#000000" loext:opacity="100%" fo:font-weight="normal" officeooo:rsid="00bca463" style:font-weight-asian="normal" style:font-weight-complex="normal"/>
    </style:style>
    <style:style style:name="T65" style:family="text">
      <style:text-properties fo:color="#000000" loext:opacity="100%" fo:font-weight="normal" officeooo:rsid="00be0635" style:font-weight-asian="normal" style:font-weight-complex="normal"/>
    </style:style>
    <style:style style:name="T66" style:family="text">
      <style:text-properties fo:color="#000000" loext:opacity="100%" fo:font-weight="normal" officeooo:rsid="00bf86d8" style:font-weight-asian="normal" style:font-weight-complex="normal"/>
    </style:style>
    <style:style style:name="T67" style:family="text">
      <style:text-properties fo:color="#000000" loext:opacity="100%" fo:font-weight="normal" officeooo:rsid="00c30e7f" style:font-weight-asian="normal" style:font-weight-complex="normal"/>
    </style:style>
    <style:style style:name="T68" style:family="text">
      <style:text-properties fo:color="#000000" loext:opacity="100%" fo:font-weight="normal" officeooo:rsid="00c4349c" style:font-weight-asian="normal" style:font-weight-complex="normal"/>
    </style:style>
    <style:style style:name="T69" style:family="text">
      <style:text-properties fo:color="#000000" loext:opacity="100%" fo:font-weight="normal" officeooo:rsid="00d06835" style:font-weight-asian="normal" style:font-weight-complex="normal"/>
    </style:style>
    <style:style style:name="T70" style:family="text">
      <style:text-properties fo:color="#000000" loext:opacity="100%" fo:font-weight="normal" officeooo:rsid="00107df5" style:font-weight-asian="normal" style:font-weight-complex="normal"/>
    </style:style>
    <style:style style:name="T71" style:family="text">
      <style:text-properties fo:color="#000000" loext:opacity="100%" fo:font-weight="normal" officeooo:rsid="00f12aa2" style:font-weight-asian="normal" style:font-weight-complex="normal"/>
    </style:style>
    <style:style style:name="T72" style:family="text">
      <style:text-properties fo:color="#000000" loext:opacity="100%" fo:font-weight="normal" officeooo:rsid="00ef97f8" style:font-weight-asian="normal" style:font-weight-complex="normal"/>
    </style:style>
    <style:style style:name="T73" style:family="text">
      <style:text-properties fo:color="#000000" loext:opacity="100%" fo:font-weight="normal" officeooo:rsid="00f19d44" style:font-weight-asian="normal" style:font-weight-complex="normal"/>
    </style:style>
    <style:style style:name="T74" style:family="text">
      <style:text-properties fo:font-weight="bold" style:font-weight-asian="bold" style:font-weight-complex="bold"/>
    </style:style>
    <style:style style:name="T75" style:family="text">
      <style:text-properties fo:font-weight="bold" officeooo:rsid="00c5b5c5" style:font-weight-asian="bold" style:font-weight-complex="bold"/>
    </style:style>
    <style:style style:name="T76" style:family="text">
      <style:text-properties fo:font-weight="bold" officeooo:rsid="00cc1870" style:font-weight-asian="bold" style:font-weight-complex="bold"/>
    </style:style>
    <style:style style:name="T77" style:family="text">
      <style:text-properties fo:font-weight="bold" officeooo:rsid="00ce5abb" style:font-weight-asian="bold" style:font-weight-complex="bold"/>
    </style:style>
    <style:style style:name="T78" style:family="text">
      <style:text-properties fo:font-weight="bold" officeooo:rsid="00d86adc" style:font-weight-asian="bold" style:font-weight-complex="bold"/>
    </style:style>
    <style:style style:name="T79" style:family="text">
      <style:text-properties officeooo:rsid="00b9c2bb"/>
    </style:style>
    <style:style style:name="T80" style:family="text">
      <style:text-properties officeooo:rsid="00bb82bc"/>
    </style:style>
    <style:style style:name="T81" style:family="text">
      <style:text-properties officeooo:rsid="00c5b5c5"/>
    </style:style>
    <style:style style:name="T82" style:family="text">
      <style:text-properties officeooo:rsid="00c764a5"/>
    </style:style>
    <style:style style:name="T83" style:family="text">
      <style:text-properties officeooo:rsid="003c043f" style:font-name-asian="Liberation Serif1" style:language-asian="hi" style:country-asian="IN" style:font-name-complex="Liberation Serif1"/>
    </style:style>
    <style:style style:name="T84" style:family="text">
      <style:text-properties officeooo:rsid="00c8e090"/>
    </style:style>
    <style:style style:name="T85" style:family="text">
      <style:text-properties officeooo:rsid="00cc1870"/>
    </style:style>
    <style:style style:name="T86" style:family="text">
      <style:text-properties style:font-name="Liberation Serif" fo:font-weight="normal" officeooo:rsid="00cedffa" style:font-weight-asian="normal" style:font-weight-complex="normal"/>
    </style:style>
    <style:style style:name="T87" style:family="text">
      <style:text-properties style:font-name="Liberation Serif" fo:font-weight="normal" officeooo:rsid="00cf2d6a" style:font-weight-asian="normal" style:font-weight-complex="normal"/>
    </style:style>
    <style:style style:name="T88" style:family="text">
      <style:text-properties style:font-name="Liberation Serif" fo:font-weight="normal" officeooo:rsid="00d06835" style:font-weight-asian="normal" style:font-weight-complex="normal"/>
    </style:style>
    <style:style style:name="T89" style:family="text">
      <style:text-properties style:font-name="Liberation Serif" fo:font-weight="normal" officeooo:rsid="00d3334f" style:font-weight-asian="normal" style:font-weight-complex="normal"/>
    </style:style>
    <style:style style:name="T90" style:family="text">
      <style:text-properties style:font-name="Liberation Serif" fo:font-weight="normal" officeooo:rsid="00d34a2e" style:font-weight-asian="normal" style:font-weight-complex="normal"/>
    </style:style>
    <style:style style:name="T91" style:family="text">
      <style:text-properties style:font-name="Liberation Serif" fo:font-weight="normal" officeooo:rsid="00d51d52" style:font-weight-asian="normal" style:font-weight-complex="normal"/>
    </style:style>
    <style:style style:name="T92" style:family="text">
      <style:text-properties style:font-name="Liberation Serif" fo:font-weight="normal" officeooo:rsid="00e49109" style:font-weight-asian="normal" style:font-weight-complex="normal"/>
    </style:style>
    <style:style style:name="T93" style:family="text">
      <style:text-properties style:font-name="Liberation Serif" fo:font-weight="normal" officeooo:rsid="00e5c03e" style:font-weight-asian="normal" style:font-weight-complex="normal"/>
    </style:style>
    <style:style style:name="T94" style:family="text">
      <style:text-properties style:font-name="Liberation Serif" fo:font-weight="normal" officeooo:rsid="00e7a7e6" style:font-weight-asian="normal" style:font-weight-complex="normal"/>
    </style:style>
    <style:style style:name="T95" style:family="text">
      <style:text-properties style:font-name="Liberation Serif" fo:font-weight="normal" officeooo:rsid="00e154ee" style:font-weight-asian="normal" style:font-weight-complex="normal"/>
    </style:style>
    <style:style style:name="T96" style:family="text">
      <style:text-properties style:font-name="Liberation Serif" fo:font-weight="bold" officeooo:rsid="00cc1870" style:font-weight-asian="bold" style:font-weight-complex="bold"/>
    </style:style>
    <style:style style:name="T97" style:family="text">
      <style:text-properties style:font-name="Liberation Serif" fo:font-weight="bold" officeooo:rsid="00d3334f" style:font-weight-asian="bold" style:font-weight-complex="bold"/>
    </style:style>
    <style:style style:name="T98" style:family="text">
      <style:text-properties style:font-name="Liberation Serif" fo:font-weight="bold" officeooo:rsid="00dd9c62" style:font-weight-asian="bold" style:font-weight-complex="bold"/>
    </style:style>
    <style:style style:name="T99" style:family="text">
      <style:text-properties style:font-name="Liberation Serif" fo:font-weight="bold" officeooo:rsid="00e49109" style:font-weight-asian="bold" style:font-weight-complex="bold"/>
    </style:style>
    <style:style style:name="T100" style:family="text">
      <style:text-properties style:font-name="Liberation Serif" fo:font-weight="bold" officeooo:rsid="00e7a7e6" style:font-weight-asian="bold" style:font-weight-complex="bold"/>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officeooo:rsid="00d86adc"/>
    </style:style>
    <style:style style:name="T103" style:family="text">
      <style:text-properties officeooo:rsid="00d9a510"/>
    </style:style>
    <style:style style:name="T104" style:family="text">
      <style:text-properties officeooo:rsid="00e49109"/>
    </style:style>
    <style:style style:name="T105" style:family="text">
      <style:text-properties officeooo:rsid="00e9df66"/>
    </style:style>
    <style:style style:name="T106" style:family="text">
      <style:text-properties officeooo:rsid="00eb11c6"/>
    </style:style>
    <style:style style:name="T107" style:family="text">
      <style:text-properties officeooo:rsid="00eddeab"/>
    </style:style>
    <style:style style:name="T108" style:family="text">
      <style:text-properties fo:color="#c9211e" loext:opacity="100%" fo:font-weight="normal" officeooo:rsid="0064e3bc"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2">Dear Dr. </text:span>Rodriguez-Vega<text:span text:style-name="T2">,</text:span></text:p>
      <text:p text:style-name="P1"/>
      <text:p text:style-name="P29"><text:span text:style-name="T2">Thank you very much for sending us the first round of referee reports on our manuscript “</text:span>Quantum Hall Effect without Chern Bands<text:span text:style-name="T2">” the attached revised version of which we would like to resubmit for publication in Physical Review Letters. We would also like to thank </text:span><text:span text:style-name="T3">the</text:span><text:span text:style-name="T2"> referees for their constructive feedback which helped us to further improve our presentation.</text:span></text:p>
      <text:p text:style-name="P29"><text:span text:style-name="T2"/></text:p>
      <text:p text:style-name="P86"><text:span text:style-name="T2">Referee A considers the manuscript potentially significant and finds the reported phenomenon intriguing, but requests a more intuitive and concise explanation. Referee B also finds the results interesting and accessible, focusing primarily on technical questions. Referee C has difficulty placing the results in the context of the existing literature and questions their originality</text:span><text:span text:style-name="T28">. </text:span><text:span text:style-name="T2">With our detailed point-by-point responses below, we believe that all remaining concerns raised by the referees have been satisfactorily addressed.</text:span></text:p>
      <text:p text:style-name="P86"><text:span text:style-name="T2"/></text:p>
      <text:p text:style-name="P82"><text:span text:style-name="T2">W</text:span><text:span text:style-name="T1">e would like to highlight again the original and significant aspects of our work...?</text:span></text:p>
      <text:p text:style-name="P81"/>
      <text:p text:style-name="Standard">Given the general novelty and physical significance of our results, we are convinced that our manuscript is ideally suited for Physical Review Letters, and that the attached revised version is ready for publication.</text:p>
      <text:p text:style-name="Standard"/>
      <text:p text:style-name="Standard">Thank you for your time and consideration.</text:p>
      <text:p text:style-name="P4"/>
      <text:p text:style-name="P4">Sincerely,<text:line-break/><text:line-break/>Benjamin Michen<text:line-break/>Jan Carl Budich</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9"/>
      <text:p text:style-name="P55"/>
      <text:p text:style-name="P55"><text:soft-page-break/>------------------------------------------------------------------------------------------------</text:p>
      <text:p text:style-name="P55">Reply to Report of Referee A (Referee A in boldface)</text:p>
      <text:p text:style-name="P55">------------------------------------------------------------------------------------------------</text:p>
      <text:p text:style-name="P55"/>
      <text:p text:style-name="P56">This manuscript reports the observation of an integer quantum Hall<text:span text:style-name="T61"> </text:span>(IQH) phase in a<text:span text:style-name="T61"> </text:span>disordered two-band lattice model, whose clean limit<text:span text:style-name="T61"> </text:span>features only topologically trivial bands (i.e., bands with zero Chern<text:span text:style-name="T61"> </text:span>number). The authors use a combination of numerical transport<text:line-break/>simulations, winding number analysis, and spectral localizer<text:span text:style-name="T61"> </text:span>diagnostics to demonstrate that disorder induces a mobility gap,<text:span text:style-name="T61"> </text:span>leading to the emergence of quantized Hall conductance σₓᵧ = e²/h,<text:span text:style-name="T61"> </text:span>despite the absence of any quantized topological invariant in the<text:span text:style-name="T61"> </text:span>clean system.</text:p>
      <text:p text:style-name="P51"/>
      <text:p text:style-name="P50">We thank Referee A for their efforts in reviewing the manuscript and their positive synopsis of our work as well as pointing out several aspects for improvement of the manuscript. In the following, we will reply to their comments one by one.</text:p>
      <text:p text:style-name="P50"/>
      <text:p text:style-name="P57">------------------------------------------------------------------------------------------------</text:p>
      <text:p text:style-name="P60">This finding challenges the conventional understanding that quantized<text:span text:style-name="T62"> </text:span>Hall response requires either Landau levels or topologically<text:span text:style-name="T62"> </text:span>nontrivial (Chern) bands, and thus constitutes an interesting and<text:span text:style-name="T62"> </text:span>potentially significant contribution to the study of topological<text:span text:style-name="T62"> </text:span>matter. While the phenomenon is related to previously known effects<text:span text:style-name="T62"> </text:span>such as topological Anderson insulators (TAIs), the authors<text:span text:style-name="T62"> </text:span>argue—though somewhat vaguely<text:span text:style-name="T62"> </text:span>that their mechanism does not involve<text:span text:style-name="T62"> </text:span>band inversion or a topological phase transition. Instead,<text:span text:style-name="T62"> </text:span>the<text:span text:style-name="T62"> </text:span>quantized Hall phase emerges directly from a topologically trivial<text:span text:style-name="T62"> </text:span>insulator, which is adiabatically connected to an atomic limit, upon<text:span text:style-name="T62"> </text:span>the introduction of disorder.</text:p>
      <text:p text:style-name="P60"/>
      <text:p text:style-name="P60">The manuscript is clearly written and well structured, and the<text:span text:style-name="T79"> </text:span>numerical work is extensive and thoughtfully executed. I find the<text:span text:style-name="T79"> </text:span>reported phenomenon to be intriguing and potentially impactful.<text:span text:style-name="T79"> </text:span>However, I am currently hesitant to recommend the manuscript for<text:span text:style-name="T79"> </text:span>publication in Physical Review Letters in its present form, primarily<text:span text:style-name="T79"> </text:span>because the underlying physical mechanism remains insufficiently<text:span text:style-name="T79"> </text:span>clarified. While the authors attribute the quantization to<text:span text:style-name="T79"> </text:span>the<text:span text:style-name="T79"> </text:span>formation of a disorder-induced mobility gap, it is unclear how a<text:span text:style-name="T79"> </text:span>chiral edge mode emerges in such a setting, especially in the absence<text:span text:style-name="T79"> </text:span>of an initial topological invariant or phase transition. Given that<text:span text:style-name="T79"> </text:span>disorder typically leads to localization of all bulk states (except<text:line-break/>perhaps a topologically protected delocalized edge mode), the paper<text:span text:style-name="T79"> </text:span>would benefit greatly<text:span text:style-name="T79"> </text:span>from a clearer theoretical or intuitive<text:span text:style-name="T79"> </text:span>explanation for why a chiral state emerges.</text:p>
      <text:p text:style-name="P31"/>
      <text:p text:style-name="P52">The basic intuition behind our findings is that <text:span text:style-name="T79">even for very small disorder, </text:span>Anderson localization <text:span text:style-name="T79">enforces an insulating behavior of the system at any </text:span>given Fermi energy E_F <text:span text:style-name="T79">and thus drives the Hall conductance </text:span>to<text:span text:style-name="T79"> </text:span>an integer value. If the clean Hall conductance at E_F is &gt;<text:span text:style-name="T41"> </text:span>0.5 <text:span text:style-name="T41">e²/h</text:span>, <text:span text:style-name="T79">it seems natural that </text:span>the jump <text:span text:style-name="T79">at the onset of disorder </text:span>happens to <text:span text:style-name="T41">σₓᵧ = e²/h</text:span>. <text:span text:style-name="T79">Importantly, this intuition is fully supported by our numerical results and</text:span> <text:span text:style-name="T79">also </text:span>agrees with previous Replica <text:span text:style-name="T79">T</text:span>heory <text:span text:style-name="T79">studies </text:span>of disordered Chern insulators, see Annals of Physics, Volume 456, 169258 (2023)<text:span text:style-name="T79">.</text:span></text:p>
      <text:p text:style-name="P52"/>
      <text:p text:style-name="P53">We have amended the second paragraph of the introduction to appeal to this intuition.</text:p>
      <text:p text:style-name="P58">------------------------------------------------------------------------------------------------</text:p>
      <text:p text:style-name="P59">Two technical Comments:<text:line-break/><text:line-break/>1. As the authors correctly note, disorder in two dimensions is<text:span text:style-name="T80"> </text:span>generally expected to localize all<text:span text:style-name="T80"> </text:span>states (with the possible exception<text:span text:style-name="T80"> </text:span>of topologically protected chiral edge modes). Does this imply that<text:span text:style-name="T80"> </text:span>Hall quantization sets in for infinitesimal disorder strength W? Of<text:span text:style-name="T80"> </text:span>course, numerical limitations due to finite system sizes might prevent<text:span text:style-name="T80"> </text:span>direct observation at very small <text:soft-page-break/>W. However, if a finite critical<text:span text:style-name="T80"> </text:span>disorder strength W_c is required, what determines this threshold?</text:p>
      <text:p text:style-name="P54"/>
      <text:p text:style-name="P64"><text:span text:style-name="T66">Referee A captures our expectations precisely. A</text:span><text:span text:style-name="T64">t finite system size N, the effect will generally only be observable beyond a critical disorder strength W_c(N). According to the findings of </text:span><text:span text:style-name="T65">PR</text:span><text:span text:style-name="T1">B</text:span><text:span text:style-name="T13"> </text:span><text:span text:style-name="T1">31,</text:span><text:span text:style-name="T13"> </text:span><text:span text:style-name="T1">3372</text:span><text:span text:style-name="T13"> (</text:span><text:span text:style-name="Strong_20_Emphasis"><text:span text:style-name="T1">1985</text:span></text:span><text:span text:style-name="Strong_20_Emphasis"><text:span text:style-name="T13">), the condition for a topological quantization of the Hall conductance is </text:span></text:span><text:span text:style-name="Strong_20_Emphasis"><text:span text:style-name="T14">a system size that is significantly larger than </text:span></text:span><text:span text:style-name="Strong_20_Emphasis"><text:span text:style-name="T13">the localization length </text:span></text:span><text:span text:style-name="Strong_20_Emphasis"><text:span text:style-name="T14">xi </text:span></text:span><text:span text:style-name="Strong_20_Emphasis"><text:span text:style-name="T13">of the single particle Green's function.</text:span></text:span><text:span text:style-name="Strong_20_Emphasis"><text:span text:style-name="T14"> The condition for the critical disorder strength W_c thus follows from the associated localization length as xi(W_c) &lt;&lt; N</text:span></text:span><text:span text:style-name="Strong_20_Emphasis"><text:span text:style-name="T15">. </text:span></text:span></text:p>
      <text:p text:style-name="P64"><text:span text:style-name="Strong_20_Emphasis"><text:span text:style-name="T15"/></text:span></text:p>
      <text:p text:style-name="P65"><text:span text:style-name="Strong_20_Emphasis"><text:span text:style-name="T74">------------------------------------------------------------------------------------------------</text:span></text:span></text:p>
      <text:p text:style-name="P65"><text:span text:style-name="Strong_20_Emphasis"><text:span text:style-name="T74">2. Moreover, since the claim of a disorder-induced mobility gap is central to the paper, the authors should consider quantifying this gap more directly—for example, by computing localization lengths, inverse participation ratios —to demonstrate how extended states disappear as disorder increases, and to clarify how this correlates with the emergence of quantized Hall conductance.</text:span></text:span></text:p>
      <text:p text:style-name="P65"><text:span text:style-name="Strong_20_Emphasis"><text:span text:style-name="T74"/></text:span></text:p>
      <text:p text:style-name="P66"><text:span text:style-name="Strong_20_Emphasis"><text:span text:style-name="T16">In principle, the finite correlation length is already implied by the vanishing bulk transmission that can be seen in Fig 2b, where PBC along the perpendicular direction y remove any edge contributions to the conductance. </text:span></text:span><text:span text:style-name="Strong_20_Emphasis"><text:span text:style-name="T17">This can also be seen from the sigma_xx and sigma_yy data in Fig. 2 of the appendix, where there is no edge contribution to the forward conductance due to the terminals interrupting the edges. </text:span></text:span></text:p>
      <text:p text:style-name="P66"><text:span text:style-name="Strong_20_Emphasis"><text:span text:style-name="T17"/></text:span></text:p>
      <text:p text:style-name="P67"><text:span text:style-name="Strong_20_Emphasis"><text:span text:style-name="T17">To illustrate the relation between </text:span></text:span><text:span text:style-name="Strong_20_Emphasis"><text:span text:style-name="T27">localization</text:span></text:span><text:span text:style-name="Strong_20_Emphasis"><text:span text:style-name="T17"> lengths and bulk conductance, w</text:span></text:span><text:span text:style-name="Strong_20_Emphasis"><text:span text:style-name="T16">e attached </text:span></text:span><text:span text:style-name="Strong_20_Emphasis"><text:span text:style-name="T17">the</text:span></text:span><text:span text:style-name="Strong_20_Emphasis"><text:span text:style-name="T16"> plot "G_xi_over_E.png"</text:span></text:span><text:span text:style-name="Strong_20_Emphasis"><text:span text:style-name="T17">.</text:span></text:span><text:span text:style-name="Strong_20_Emphasis"><text:span text:style-name="T16"> </text:span></text:span><text:span text:style-name="Strong_20_Emphasis"><text:span text:style-name="T17">It shows the two-terminal conductance in x direction for PBC in y-direction along with the average </text:span></text:span><text:span text:style-name="Strong_20_Emphasis"><text:span text:style-name="T27">decay </text:span></text:span><text:span text:style-name="Strong_20_Emphasis"><text:span text:style-name="T17">length of the scattering wave functions at each energy. The sample size is N_x = 800, <text:s/>N_y= 200 and the data is obtained as the average over 20 random disorder realizations.</text:span></text:span><text:span text:style-name="Strong_20_Emphasis"><text:span text:style-name="T18"> As this plot only contains very limited additional information to the data already presented in the manuscript, we </text:span></text:span><text:span text:style-name="Strong_20_Emphasis"><text:span text:style-name="T20">decided</text:span></text:span><text:span text:style-name="Strong_20_Emphasis"><text:span text:style-name="T18"> to not include it in the revised version.</text:span></text:span></text:p>
      <text:p text:style-name="P67"><text:span text:style-name="Strong_20_Emphasis"><text:span text:style-name="T18"/></text:span></text:p>
      <text:p text:style-name="P70"><text:span text:style-name="Strong_20_Emphasis"><text:span text:style-name="T68">As</text:span></text:span><text:span text:style-name="Strong_20_Emphasis"><text:span text:style-name="T69"> we</text:span></text:span><text:span text:style-name="Strong_20_Emphasis"><text:span text:style-name="T68"> noted above, the emergence of quantized Hall conductance involves a non-trivial order-of-limits problem between vanishing disorder and increasing system size. Calculating disorder-averaged Green’</text:span></text:span><text:span text:style-name="T1">s functions and correlation lengths at weak disorder is subtle due to small divisors in perturbative expressions (see </text:span><text:span text:style-name="Strong_20_Emphasis"><text:span text:style-name="T20">"</text:span></text:span><text:span text:style-name="Strong_20_Emphasis"><text:span text:style-name="T1">A rigorous approach to Anderson localization", </text:span></text:span><text:span text:style-name="Strong_20_Emphasis"><text:span text:style-name="Emphasis"><text:span text:style-name="T101">Physics Reports</text:span></text:span></text:span><text:span text:style-name="Strong_20_Emphasis"><text:span text:style-name="T1">, Vol. 103, 1–4, 1984). Ex</text:span></text:span><text:span text:style-name="T68">tracting correlation lengths and understanding the topological structure of Green’s functions </text:span><text:span text:style-name="T69">constitutes an </text:span><text:span text:style-name="T68">interesting problem</text:span><text:span text:style-name="T69"> for further research. The conclusion of the revised manuscript now mentions this as a remaining question </text:span><text:span text:style-name="T68">to motivate future work.</text:span></text:p>
      <text:p text:style-name="P62"><text:span text:style-name="Strong_20_Emphasis"><text:span text:style-name="T67"/></text:span></text:p>
      <text:p text:style-name="P62"><text:span text:style-name="Strong_20_Emphasis"><text:span text:style-name="T67"/></text:span></text:p>
      <text:p text:style-name="P61">------------------------------------------------------------------------------------------------</text:p>
      <text:p text:style-name="P61">Reply to Report of Referee B (Referee B in boldface)</text:p>
      <text:p text:style-name="P61">------------------------------------------------------------------------------------------------</text:p>
      <text:p text:style-name="P63"><text:line-break/><text:span text:style-name="T74">I reviewed the manuscript “Quantum Hall effect without Chern bands”,</text:span><text:span text:style-name="T75"> </text:span><text:span text:style-name="T74">submitted for publication in Physical Review Letters.</text:span></text:p>
      <text:p text:style-name="P43"><text:line-break/>The authors consider a microscopic model on a square lattice, with a<text:span text:style-name="T81"> </text:span>translation-invariant Hamiltonian in symmetry class A, to which an<text:span text:style-name="T81"> </text:span>onsite random disorder potential is added. The main result is that<text:span text:style-name="T81"> </text:span>even when the underlying band structure is topologically trivial<text:span text:style-name="T81"> </text:span>(i.e., zero Chern number), arbitrarily weak disorder can stabilize the<text:span text:style-name="T81"> </text:span>system into an integer quantum Hall phase with quantized transverse<text:span text:style-name="T81"> </text:span>conductance \sigma_{xy}. The key ingredient for this to happen is an<text:span text:style-name="T81"> </text:span>energy separation of large Berry fluxes, that are brought to the<text:span text:style-name="T81"> </text:span>nearest integer <text:soft-page-break/>value when disorder is introduced. Such energy<text:span text:style-name="T81"> </text:span>separation can be achieved by properly engineering the<text:span text:style-name="T81"> </text:span>translation-invariant part of the Hamiltonian. I have been able to<text:span text:style-name="T81"> </text:span>reproduce the W=0 calculations presented in<text:span text:style-name="T81"> </text:span>Fig.<text:span text:style-name="T81"> </text:span>1.<text:span text:style-name="T81"> </text:span></text:p>
      <text:p text:style-name="P43"/>
      <text:p text:style-name="P43">The manuscript is interesting, and for the most part accessible to<text:span text:style-name="T84"> </text:span>non-expert readers, except for the discussion on the spectral<text:span text:style-name="T81"> </text:span>localizer.</text:p>
      <text:p text:style-name="P28"/>
      <text:p text:style-name="Text_20_body">We thank Referee B for their thorough review of our manuscript and their thoughtful suggestions for improvement. Below, we address their comments point by point.</text:p>
      <text:p text:style-name="P17"><text:span text:style-name="T85"><text:s/></text:span><text:span text:style-name="Strong_20_Emphasis"><text:span text:style-name="T76">------------------------------------------------------------------------------------------------<text:line-break/>The present work appears to be related in particular to Ref. [32],</text:span></text:span><text:span text:style-name="Strong_20_Emphasis"><text:span text:style-name="T77"> </text:span></text:span><text:span text:style-name="Strong_20_Emphasis"><text:span text:style-name="T76">where a “topological fine</text:span></text:span><text:span text:style-name="Strong_20_Emphasis"><text:span text:style-name="T77"> </text:span></text:span><text:span text:style-name="Strong_20_Emphasis"><text:span text:style-name="T76">structure” was introduced, showing how a</text:span></text:span><text:span text:style-name="Strong_20_Emphasis"><text:span text:style-name="T77"> </text:span></text:span><text:span text:style-name="Strong_20_Emphasis"><text:span text:style-name="T76">band with zero Chern number is split by disorder</text:span></text:span><text:span text:style-name="Strong_20_Emphasis"><text:span text:style-name="T77"> </text:span></text:span><text:span text:style-name="Strong_20_Emphasis"><text:span text:style-name="T76">into two branches of</text:span></text:span><text:span text:style-name="Strong_20_Emphasis"><text:span text:style-name="T77"> </text:span></text:span><text:span text:style-name="Strong_20_Emphasis"><text:span text:style-name="T76">extended states carrying opposite Berry fluxes and living in distinct</text:span></text:span><text:span text:style-name="Strong_20_Emphasis"><text:span text:style-name="T77"> </text:span></text:span><text:span text:style-name="Strong_20_Emphasis"><text:span text:style-name="T76">energy intervals, akin to the “energetic separation of of Berry</text:span></text:span><text:span text:style-name="Strong_20_Emphasis"><text:span text:style-name="T77"> </text:span></text:span><text:span text:style-name="Strong_20_Emphasis"><text:span text:style-name="T76">fluxes” observed here. So, in order to properly assess novelty, I</text:span></text:span><text:span text:style-name="Strong_20_Emphasis"><text:span text:style-name="T77"> </text:span></text:span><text:span text:style-name="Strong_20_Emphasis"><text:span text:style-name="T76">would like the authors to clarify: what is the key advance</text:span></text:span><text:span text:style-name="Strong_20_Emphasis"><text:span text:style-name="T77"> </text:span></text:span><text:span text:style-name="Strong_20_Emphasis"><text:span text:style-name="T76">here,</text:span></text:span><text:span text:style-name="Strong_20_Emphasis"><text:span text:style-name="T77"> </text:span></text:span><text:span text:style-name="Strong_20_Emphasis"><text:span text:style-name="T76">compared to Ref. [32]? It seems to me that the physical principle</text:span></text:span><text:span text:style-name="Strong_20_Emphasis"><text:span text:style-name="T77"> </text:span></text:span><text:span text:style-name="Strong_20_Emphasis"><text:span text:style-name="T76">underlying the</text:span></text:span><text:span text:style-name="Strong_20_Emphasis"><text:span text:style-name="T77"> </text:span></text:span><text:span text:style-name="Strong_20_Emphasis"><text:span text:style-name="T76">phenomenon is the same, or am I missing the point?</text:span></text:span></text:p>
      <text:p text:style-name="P17"><text:span text:style-name="Strong_20_Emphasis"><text:span text:style-name="T1"/></text:span></text:p>
      <text:p text:style-name="P68"><text:span text:style-name="Strong_20_Emphasis"><text:span text:style-name="T19">The main difference to Ref. [32] is the absence of topological bands in our system. The trivial band in Ref. [32] is located between two non trivial bands with Chern numb</text:span></text:span><text:span text:style-name="Strong_20_Emphasis"><text:span text:style-name="T86">er </text:span></text:span><text:span text:style-name="Source_20_Text"><text:span text:style-name="T86">±1 and a coupling to the topological bands (represented by the parameter "v" in Ref. [32]) leads to a separation of Berry fluxes in the trivial band. Then, a disorder potential stabilizes a trivial region in the W-E_F phase diagram of the system between the topological bands. </text:span></text:span></text:p>
      <text:p text:style-name="P68"><text:span text:style-name="Source_20_Text"><text:span text:style-name="T86"/></text:span></text:p>
      <text:p text:style-name="P68"><text:span text:style-name="Source_20_Text"><text:span text:style-name="T86">The key advances in physical insight to Ref. [32] are:</text:span></text:span></text:p>
      <text:p text:style-name="P68"><text:span text:style-name="Source_20_Text"><text:span text:style-name="T86"/></text:span></text:p>
      <text:p text:style-name="P71"><text:span text:style-name="Source_20_Text"><text:span text:style-name="T87">(</text:span></text:span><text:span text:style-name="Source_20_Text"><text:span text:style-name="T88">1</text:span></text:span><text:span text:style-name="Source_20_Text"><text:span text:style-name="T87">) <text:s/>The essential phenomenology of Ref. [32] is </text:span></text:span><text:span text:style-name="Source_20_Text"><text:span text:style-name="T89">that of </text:span></text:span><text:span text:style-name="Source_20_Text"><text:span text:style-name="T87">an "unexpected" destruction of a Quantum Hall effect emerging from topological bands in the limit of strong disorder, in the sense of an anomalous levitation and annihilation of energy bands. By contrast, our findings show the emergence of a Quantum Hall effect from a completely trivial band structure at the onset of disorder.</text:span></text:span></text:p>
      <text:p text:style-name="P71"><text:span text:style-name="Source_20_Text"><text:span text:style-name="T87"/></text:span></text:p>
      <text:p text:style-name="P69"><text:span text:style-name="Source_20_Text"><text:span text:style-name="T86">(</text:span></text:span><text:span text:style-name="Source_20_Text"><text:span text:style-name="T88">2</text:span></text:span><text:span text:style-name="Source_20_Text"><text:span text:style-name="T86">) Ref. [32] does not consider the accumulated Berry flux up to E_F</text:span></text:span><text:span text:style-name="Source_20_Text"><text:span text:style-name="T88"> (which is simply the clean Hall conductance)</text:span></text:span><text:span text:style-name="Source_20_Text"><text:span text:style-name="T86"> in order to explain their findings. </text:span></text:span><text:span text:style-name="Source_20_Text"><text:span text:style-name="T87">Instead, the results are of empirical nature and the </text:span></text:span><text:span text:style-name="Source_20_Text"><text:span text:style-name="T90">"topological fine structure" is found to manifest to some degree in the </text:span></text:span><text:span text:style-name="Source_20_Text"><text:span text:style-name="T87">spectral localizer for the clean system. The point of Appendix F of our paper is to </text:span></text:span><text:span text:style-name="Source_20_Text"><text:span text:style-name="T88">illustrate </text:span></text:span><text:span text:style-name="Source_20_Text"><text:span text:style-name="T87">that the results of </text:span></text:span><text:span text:style-name="Source_20_Text"><text:span text:style-name="T86">Ref. [32]</text:span></text:span><text:span text:style-name="Source_20_Text"><text:span text:style-name="T87"> can be understood (and predicted) by the accumulated Berry flux. </text:span></text:span></text:p>
      <text:p text:style-name="P69"><text:span text:style-name="Source_20_Text"><text:span text:style-name="T87"/></text:span></text:p>
      <text:p text:style-name="P18"><text:span text:style-name="Strong_20_Emphasis"><text:span text:style-name="T96">------------------------------------------------------------------------------------------------</text:span></text:span></text:p>
      <text:p text:style-name="P18"><text:span text:style-name="Strong_20_Emphasis"><text:span text:style-name="T96">I also have some other questions that I would like the authors to</text:span></text:span><text:span text:style-name="Strong_20_Emphasis"><text:span text:style-name="T97"> </text:span></text:span><text:span text:style-name="Strong_20_Emphasis"><text:span text:style-name="T96">address.<text:line-break/><text:line-break/>1. Can the author comment on their expectations for Hamiltonians in</text:span></text:span><text:span text:style-name="Strong_20_Emphasis"><text:span text:style-name="T97"> </text:span></text:span><text:span text:style-name="Strong_20_Emphasis"><text:span text:style-name="T96">other symmetry classes?Do they expect the same physical phenomenon to</text:span></text:span><text:span text:style-name="Strong_20_Emphasis"><text:span text:style-name="T97"> </text:span></text:span><text:span text:style-name="Strong_20_Emphasis"><text:span text:style-name="T96">persist there? For instance, a system with</text:span></text:span><text:span text:style-name="Strong_20_Emphasis"><text:span text:style-name="T97"> </text:span></text:span><text:span text:style-name="Strong_20_Emphasis"><text:span text:style-name="T96">trivial topological Z_2</text:span></text:span><text:span text:style-name="Strong_20_Emphasis"><text:span text:style-name="T97"> </text:span></text:span><text:span text:style-name="Strong_20_Emphasis"><text:span text:style-name="T96">invariant that becomes a Z_2 topological insulator by activating</text:span></text:span><text:span text:style-name="Strong_20_Emphasis"><text:span text:style-name="T97"> </text:span></text:span><text:span text:style-name="Strong_20_Emphasis"><text:span text:style-name="T96">disorder and without a bulk gap closing.</text:span></text:span></text:p>
      <text:p text:style-name="P18"><text:span text:style-name="Strong_20_Emphasis"><text:span text:style-name="T96"/></text:span></text:p>
      <text:p text:style-name="P19"><text:span text:style-name="Strong_20_Emphasis"><text:span text:style-name="T91">Extending our findings to other symmetry classes is an interesting direction that warrants further investigation. In the specific case of time-reversal symmetry alone (), the extension is straightforward. For example, by augmenting our system with a time-reversed copy, random disorder leads to the formation of two quantum Hall states with opposite chiralities - a Z_2 topological insulator.</text:span></text:span></text:p>
      <text:p text:style-name="P17"><text:soft-page-break/><text:span text:style-name="Strong_20_Emphasis"><text:span text:style-name="T76"/></text:span></text:p>
      <text:p text:style-name="P20"><text:span text:style-name="Strong_20_Emphasis"><text:span text:style-name="T96">------------------------------------------------------------------------------------------------</text:span></text:span></text:p>
      <text:p text:style-name="P17"><text:span text:style-name="Strong_20_Emphasis"><text:span text:style-name="T76">2. Is the spectral localizer in Fig. 4 calculated at W=0? If yes, is</text:span></text:span><text:span text:style-name="Strong_20_Emphasis"><text:span text:style-name="T78"> </text:span></text:span><text:span text:style-name="Strong_20_Emphasis"><text:span text:style-name="T76">it possible to evaluate it at</text:span></text:span><text:span text:style-name="Strong_20_Emphasis"><text:span text:style-name="T78"> </text:span></text:span><text:span text:style-name="Strong_20_Emphasis"><text:span text:style-name="T76">nonzero disorder, and what information</text:span></text:span><text:span text:style-name="Strong_20_Emphasis"><text:span text:style-name="T78"> </text:span></text:span><text:span text:style-name="Strong_20_Emphasis"><text:span text:style-name="T76">can be extracted in that case? If not, what value of W</text:span></text:span><text:span text:style-name="Strong_20_Emphasis"><text:span text:style-name="T78"> </text:span></text:span><text:span text:style-name="Strong_20_Emphasis"><text:span text:style-name="T76">did the authors</text:span></text:span><text:span text:style-name="Strong_20_Emphasis"><text:span text:style-name="T78"> </text:span></text:span><text:span text:style-name="Strong_20_Emphasis"><text:span text:style-name="T76">use?</text:span></text:span></text:p>
      <text:p text:style-name="P17"><text:span text:style-name="Strong_20_Emphasis"><text:span text:style-name="T76"/></text:span></text:p>
      <text:p text:style-name="P21"><text:span text:style-name="Strong_20_Emphasis"><text:span text:style-name="T21">The spectral localizer in Fig. 4 is indeed evaluated at W=0</text:span></text:span><text:span text:style-name="Strong_20_Emphasis"><text:span text:style-name="T22">, which the revised version of the manuscript now explicitly states in the figure caption.</text:span></text:span></text:p>
      <text:p text:style-name="P21"><text:span text:style-name="Strong_20_Emphasis"><text:span text:style-name="T22"/></text:span></text:p>
      <text:p text:style-name="P75"><text:span text:style-name="Strong_20_Emphasis"><text:span text:style-name="T22">In response to the questions regarding the spectral localizer, we provide a brief and intuitive explanation. The spectral localizer can be evaluated even in the presence of disorder. It serves as a type of local Chern marker and yields a topological index Q as a function of spatial position and (Fermi) energy. For mathematically rigorous results, a finite </text:span></text:span><text:span text:style-name="Strong_20_Emphasis"><text:span text:style-name="T24">l</text:span></text:span><text:span text:style-name="Strong_20_Emphasis"><text:span text:style-name="T22">ocalizer gap g_L</text:span></text:span><text:span text:style-name="Strong_20_Emphasis"><text:span text:style-name="T24"> </text:span></text:span><text:span text:style-name="Strong_20_Emphasis"><text:span text:style-name="T22">must exist at the chosen energy. This localizer gap is guaranteed only if the Hamiltonian exhibits either a spectral gap or a mobility gap at that energy. For further background and formal results, we refer to PRB 106, 064109 (2022) and arXiv:2410.22214.</text:span></text:span></text:p>
      <text:p text:style-name="P75"><text:span text:style-name="Strong_20_Emphasis"><text:span text:style-name="T22"/></text:span></text:p>
      <text:p text:style-name="P72"><text:span text:style-name="Strong_20_Emphasis"><text:span text:style-name="T23">Thus, a localizer gap is not generally guaranteed at bulk energies in the clean system, as indicated by the red intervals on the y-axis in Fig. 4. Nevertheless, a localizer gap can still form in metallic regimes. As argued in the main text, if the clean system has a stable localizer gap, then weak disorder will not close it but can instead induce a mobility gap in the thermodynamic limit</text:span></text:span><text:span text:style-name="Strong_20_Emphasis"><text:span text:style-name="T26">. This argument </text:span></text:span><text:span text:style-name="Strong_20_Emphasis"><text:span text:style-name="T23">enabl</text:span></text:span><text:span text:style-name="Strong_20_Emphasis"><text:span text:style-name="T26">es</text:span></text:span><text:span text:style-name="Strong_20_Emphasis"><text:span text:style-name="T23"> rigorous topological statements</text:span></text:span><text:span text:style-name="Strong_20_Emphasis"><text:span text:style-name="T26"> also in this case</text:span></text:span><text:span text:style-name="Strong_20_Emphasis"><text:span text:style-name="T23">.</text:span></text:span></text:p>
      <text:p text:style-name="P22"><text:span text:style-name="Strong_20_Emphasis"><text:span text:style-name="T96">------------------------------------------------------------------------------------------------</text:span></text:span></text:p>
      <text:p text:style-name="P22"><text:span text:style-name="Strong_20_Emphasis"><text:span text:style-name="T96">3. Do the energies with Q = -1 exactly correspond to those for which</text:span></text:span><text:span text:style-name="Strong_20_Emphasis"><text:span text:style-name="T98"> </text:span></text:span><text:span text:style-name="Strong_20_Emphasis"><text:span text:style-name="T96">the other topological marker (the winding number of Equation 4) is</text:span></text:span><text:span text:style-name="Strong_20_Emphasis"><text:span text:style-name="T98"> </text:span></text:span><text:span text:style-name="Strong_20_Emphasis"><text:span text:style-name="T96">nonzero? By comparing Figs. 2 and 4, it does</text:span></text:span><text:span text:style-name="Strong_20_Emphasis"><text:span text:style-name="T98"> </text:span></text:span><text:span text:style-name="Strong_20_Emphasis"><text:span text:style-name="T96">not seem so. If there is</text:span></text:span><text:span text:style-name="Strong_20_Emphasis"><text:span text:style-name="T98"> </text:span></text:span><text:span text:style-name="Strong_20_Emphasis"><text:span text:style-name="T96">indeed this discrepancy, is it possible to understand the reason for</text:span></text:span><text:span text:style-name="Strong_20_Emphasis"><text:span text:style-name="T98"> </text:span></text:span><text:span text:style-name="Strong_20_Emphasis"><text:span text:style-name="T96">it?</text:span></text:span></text:p>
      <text:p text:style-name="P74"><text:span text:style-name="Strong_20_Emphasis"><text:span text:style-name="T25"/></text:span></text:p>
      <text:p text:style-name="P76"><text:span text:style-name="Strong_20_Emphasis"><text:span text:style-name="T25">Since the calculation of the winding number ν in Eq. (4) requires a mobility gap at the chosen energy, it is only feasible in practice for relatively large disorder strengths W, due to finite-size effects. However, we can formulate strong expectations based on a Gedankenexperiment: if we consider a very large system with very weak disorder and compute ν, we expect to find ν=1 in the gray regions of Fig. 4 and ν=0 elsewhere. In this limit, the disorder-induced a mobility gap (which is proportional to the inverse localization length) should also lead to a small but finite localizer gap everywhere in the gray region. There, we expect the localizer index to take the value <text:s/>Q=−1 and thus coincide with the winding number prediction.</text:span></text:span></text:p>
      <text:p text:style-name="P76"><text:span text:style-name="Strong_20_Emphasis"><text:span text:style-name="T25"/></text:span></text:p>
      <text:p text:style-name="P23"><text:span text:style-name="Strong_20_Emphasis"><text:span text:style-name="T96">------------------------------------------------------------------------------------------------</text:span></text:span></text:p>
      <text:p text:style-name="P23"><text:span text:style-name="Strong_20_Emphasis"><text:span text:style-name="T96">4. Finally, a technical question: Why does the aspect ratio of lattice</text:span></text:span><text:span text:style-name="Strong_20_Emphasis"><text:span text:style-name="T99"> </text:span></text:span><text:span text:style-name="Strong_20_Emphasis"><text:span text:style-name="T96">sites matter in the calculations? In the disorder-free case (W=0), I</text:span></text:span><text:span text:style-name="Strong_20_Emphasis"><text:span text:style-name="T99"> </text:span></text:span><text:span text:style-name="Strong_20_Emphasis"><text:span text:style-name="T96">checked that the results can be reproduced</text:span></text:span><text:span text:style-name="Strong_20_Emphasis"><text:span text:style-name="T99"> </text:span></text:span><text:span text:style-name="Strong_20_Emphasis"><text:span text:style-name="T96">also by considering an</text:span></text:span><text:span text:style-name="Strong_20_Emphasis"><text:span text:style-name="T99"> </text:span></text:span><text:span text:style-name="Strong_20_Emphasis"><text:span text:style-name="T96">equal number of sites N_x = N_y.</text:span></text:span></text:p>
      <text:p text:style-name="P23"><text:span text:style-name="Strong_20_Emphasis"><text:span text:style-name="T92"/></text:span></text:p>
      <text:p text:style-name="P25"><text:span text:style-name="Strong_20_Emphasis"><text:span text:style-name="T92">The anisotropic aspect ratio is chosen solely to optimize convergence with respect to finite-size effects and does not affect the final result. Owing to the anisotropic dispersion of the model, the localization length in the y-direction is generally much shorter. As a result, even when the calculation is converged in N</text:span></text:span><text:span text:style-name="Strong_20_Emphasis"><text:span text:style-name="T93">_y</text:span></text:span><text:span text:style-name="Strong_20_Emphasis"><text:span text:style-name="T92">, a larger N</text:span></text:span><text:span text:style-name="Strong_20_Emphasis"><text:span text:style-name="T93">_</text:span></text:span><text:span text:style-name="Strong_20_Emphasis"><text:span text:style-name="T92">x is still required to achieve full convergence.</text:span></text:span></text:p>
      <text:p text:style-name="P25"><text:span text:style-name="Strong_20_Emphasis"><text:span text:style-name="T92"/></text:span></text:p>
      <text:p text:style-name="P26"><text:span text:style-name="Strong_20_Emphasis"><text:span text:style-name="T96">------------------------------------------------------------------------------------------------<text:line-break/>Suggestions:<text:line-break/><text:line-break/>- I would find it useful if the authors included in the supplemental</text:span></text:span><text:span text:style-name="Strong_20_Emphasis"><text:span text:style-name="T100"> </text:span></text:span><text:span text:style-name="Strong_20_Emphasis"><text:span text:style-name="T96">material (or superimposed</text:span></text:span><text:span text:style-name="Strong_20_Emphasis"><text:span text:style-name="T100"> </text:span></text:span><text:soft-page-break/><text:span text:style-name="Strong_20_Emphasis"><text:span text:style-name="T96">to Figure 2(b)) a phase diagram based on the</text:span></text:span><text:span text:style-name="Strong_20_Emphasis"><text:span text:style-name="T100"> </text:span></text:span><text:span text:style-name="Strong_20_Emphasis"><text:span text:style-name="T96">winding number, showing more clearly the</text:span></text:span><text:span text:style-name="Strong_20_Emphasis"><text:span text:style-name="T100"> </text:span></text:span><text:span text:style-name="Strong_20_Emphasis"><text:span text:style-name="T96">boundaries within which</text:span></text:span><text:span text:style-name="Strong_20_Emphasis"><text:span text:style-name="T100"> </text:span></text:span><text:span text:style-name="Strong_20_Emphasis"><text:span text:style-name="T96">\nu=1.</text:span></text:span></text:p>
      <text:p text:style-name="P26"><text:span text:style-name="Strong_20_Emphasis"><text:span text:style-name="T96"/></text:span></text:p>
      <text:p text:style-name="P27"><text:span text:style-name="Strong_20_Emphasis"><text:span text:style-name="T94">Unfortunately, we can only calculate the winding number at large W for numerically amenable system sizes, since this requires a mobility gap. Even there, calculating the winding number is numerically quite expensive, such that mapping out a phase diagram using </text:span></text:span><text:span text:style-name="Strong_20_Emphasis"><text:span text:style-name="T95">ν </text:span></text:span><text:span text:style-name="Strong_20_Emphasis"><text:span text:style-name="T94">is not practially feasible. Instead, we see the calculation of <text:s/></text:span></text:span><text:span text:style-name="Strong_20_Emphasis"><text:span text:style-name="T95">ν</text:span></text:span><text:span text:style-name="Strong_20_Emphasis"><text:span text:style-name="T94"> in the centers of the quantum Hall and trivial regions in Fig. 2 as more of a "sanity-check" to complement the rest of our results.</text:span></text:span></text:p>
      <text:p text:style-name="P27"><text:span text:style-name="Strong_20_Emphasis"><text:span text:style-name="T94"/></text:span></text:p>
      <text:p text:style-name="P27"><text:span text:style-name="Strong_20_Emphasis"><text:span text:style-name="T96">------------------------------------------------------------------------------------------------</text:span></text:span><text:span text:style-name="Strong_20_Emphasis"><text:span text:style-name="T94"><text:line-break/></text:span></text:span><text:span text:style-name="Strong_20_Emphasis"><text:span text:style-name="T100">Minor points:<text:line-break/><text:line-break/>- Beware that equation numbering in the supplemental material is wrong: in the submitted versions, equations are numbered sequentially from (1) to (43), instead of (A1) … (F1) as they are referenced in the text. Moreover, some referencing labels are missing in the caption of Fig. 4.<text:line-break/><text:line-break/>- There is a typo just before equation (A5), in the Fourier-transformed operators: Nx Ny should read N_x N_y.<text:line-break/><text:line-break/>- There is a typo in the sentence after equation (B1): “transmission amplitude from terminal \beta to \alpha” should probably be “from terminal q to terminal p”.</text:span></text:span></text:p>
      <text:p text:style-name="P27"><text:span text:style-name="Strong_20_Emphasis"><text:span text:style-name="T94"/></text:span></text:p>
      <text:p text:style-name="P27"><text:span text:style-name="Strong_20_Emphasis"><text:span text:style-name="T94">We thank Referee B for taking the time to point out typos and have corrected them in the revised version.</text:span></text:span></text:p>
      <text:p text:style-name="P24"><text:span text:style-name="Strong_20_Emphasis"><text:span text:style-name="T92"/></text:span></text:p>
      <text:p text:style-name="P39"><text:span text:style-name="T102"><text:s/></text:span>------------------------------------------------------------------------------------------------</text:p>
      <text:p text:style-name="P39">Reply to Report of Referee <text:span text:style-name="T33">C</text:span> (Referee <text:span text:style-name="T33">C</text:span> in boldface)</text:p>
      <text:p text:style-name="P39">------------------------------------------------------------------------------------------------</text:p>
      <text:p text:style-name="P44"/>
      <text:p text:style-name="P32">It is my pleasure to review "Quantum Hall Effect without Chern Bands"<text:span text:style-name="T34"> </text:span>by Benjamin Michen and Jan Carl Budich. The authors have demonstrated<text:span text:style-name="T34"> </text:span>that how a trivial Chern insulator can acquire finite Hall conductance<text:span text:style-name="T34"> </text:span>in presence of disorder. This has been verified with extensive<text:span text:style-name="T34"> </text:span>numerical calculation with both periodic and open boundary condition<text:span text:style-name="T34"> </text:span>using the software KWANT which also show the connection between the<text:span text:style-name="T34"> </text:span>finite Hall conductance and the appearance of edge states. Finally the<text:span text:style-name="T34"> </text:span>authors also analyze the system using spectral localizer to confirm<text:span text:style-name="T34"> </text:span>their results.</text:p>
      <text:p text:style-name="P32"/>
      <text:p text:style-name="P16">We thank Referee <text:span text:style-name="T34">C</text:span> for taking the time to review our manuscript<text:span text:style-name="T82"> and </text:span><text:span text:style-name="T83">raising relevant questions.</text:span><text:span text:style-name="T35"> </text:span>We will address their points one by one, and have improved the manuscript accordingly.</text:p>
      <text:p text:style-name="P32"/>
      <text:p text:style-name="P33">------------------------------------------------------------------------------------------------<text:line-break/>The manuscript is well written. However, I am afraid, I fail to see<text:span text:style-name="T36"> </text:span>the novelty of the work. Appearance of quantized conductance in<text:span text:style-name="T36"> </text:span>presence of disorder is a well studied topic and the theory is also<text:span text:style-name="T36"> </text:span>well established (see PRL103,196805(2009)). These systems are commonly<text:span text:style-name="T36"> </text:span>known as Topological Anderson Insulators which the authors briefly<text:span text:style-name="T36"> </text:span>mention in their conclusion. The authors claim that (introduction,<text:span text:style-name="T36"> </text:span>third paragraph) their model can be continuously deformed into a<text:span text:style-name="T36"> </text:span>trivial insulator which clearly makes their work different from<text:line-break/>earlier study. This aspect is recently reported in PRB110,125117(2024)<text:span text:style-name="T36"> </text:span>which clearly shows how a system can make a topological transition in<text:span text:style-name="T36"> </text:span>presence of a scalar potential by 'nudging'<text:span text:style-name="T36"> </text:span>the order parameter both<text:span text:style-name="T36"> </text:span>in one and two dimensions. It also demonstrate the connection <text:soft-page-break/>between<text:span text:style-name="T36"> </text:span>the formation of edge states and appearance of finite Hall<text:span text:style-name="T36"> </text:span>conductance. Similar study has been reported previously in<text:span text:style-name="T36"> </text:span>PRB100,054108(2019).</text:p>
      <text:p text:style-name="P32"/>
      <text:p text:style-name="P5">As Referee C correctly points out, the <text:span text:style-name="T37">broad topic of </text:span>quantiz<text:span text:style-name="T37">ed</text:span> conductance in the presence of disorder is a rather rich <text:span text:style-name="T37">and mature one</text:span>. <text:span text:style-name="T37">O</text:span>ur work investigates a qualitatively new <text:span text:style-name="T37">aspect of this setting that we will clearly distinguish from the existing literature pointed out by Referee C in the following.</text:span></text:p>
      <text:p text:style-name="P6"/>
      <text:p text:style-name="P45"><text:span text:style-name="T7">T</text:span><text:span text:style-name="T4">he topological Anderson insulator (TAI) was first reported in PRL</text:span><text:span text:style-name="T22"> </text:span><text:span text:style-name="T1">102</text:span>,<text:span text:style-name="T103"> </text:span>136806<text:span text:style-name="T37">(2009) on an empirical basis and subsequently explained through an effective medium theory arising from a disorder-averaged Green's function in </text:span><text:span text:style-name="T2">PRL</text:span><text:span text:style-name="T22"> </text:span><text:span text:style-name="T2">103,</text:span><text:span text:style-name="T22"> </text:span><text:span text:style-name="T2">196805(2009)</text:span><text:span text:style-name="T4">. The phenomenology of </text:span><text:span text:style-name="T7">the TAI can be summarized as a disorder driven phase transition from a trivial insulator to a topological one. Crucially, this requires a finite disorder amplitude W and starts with the Fermi energy E_F placed in an insulating energy window. </text:span><text:span text:style-name="T4">By contrast, </text:span><text:span text:style-name="T5">in our study </text:span><text:span text:style-name="T4">E_F </text:span><text:span text:style-name="T5">should be thought of as lying </text:span><text:span text:style-name="T4">within </text:span><text:span text:style-name="T6">the bulk energy spectrum </text:span><text:span text:style-name="T4">of a trivial </text:span><text:span text:style-name="T5">band structure, the starting point is thus a conductor. </text:span><text:span text:style-name="T7">Importantly</text:span><text:span text:style-name="T5">, a</text:span><text:span text:style-name="T7">ny</text:span><text:span text:style-name="T5"> </text:span><text:span text:style-name="T7">strength of disorder W </text:span><text:span text:style-name="T5">will turn this band structure into an isolator in the thermodynamic limit according to the well-established theory of Anderson localization</text:span><text:span text:style-name="T9">,</text:span><text:span text:style-name="T5"> </text:span><text:span text:style-name="T9">which</text:span><text:span text:style-name="T7"> </text:span><text:span text:style-name="T5">forces the Hall conductance at E_F to an integer value. If the clean Hall conductance </text:span><text:span text:style-name="T7">at E_F </text:span><text:span text:style-name="T5">has a finite value bigger than 0.5, the system is nudged into a topological insulator phase. </text:span><text:span text:style-name="T7">The topological insulator thus emerges at arbitrarily small W in the thermodynamic limit in a broad Fermi energy window, </text:span><text:span text:style-name="T8">contrarily to the TAI where a finite W is necessary and the topological energy window is small at the onset of the effect and broadens upon further increasing W. Another </text:span><text:span text:style-name="T9">important and distinguishing</text:span><text:span text:style-name="T8"> aspect of the present study is that no effective medium theory is necessary, instead all relevant information is contained in the clean Hall conductance that is determined by the underlying band structure. We also find </text:span><text:span text:style-name="T9">these results </text:span><text:span text:style-name="T8">to </text:span>agree with previous Replica <text:span text:style-name="T79">T</text:span>heory treatments of disordered Chern insulators, see Annals of Physics, Volume 456, 169258 (2023)<text:span text:style-name="T38">.</text:span></text:p>
      <text:p text:style-name="P45"/>
      <text:p text:style-name="P2">PRB<text:span text:style-name="T103"> </text:span>110,<text:span text:style-name="T103"> </text:span>125117(2024)<text:span text:style-name="T39"> treats a Dirac equation in the presence of a </text:span><text:span text:style-name="T47">spatially periodic </text:span><text:span text:style-name="T39">potential V(x). </text:span><text:span text:style-name="T40">Essentially, the band structure is folded back into a smaller Brillouin zone according to the periodicity of V(x). Increasing the magnitude of V(x) is found to induce a transition to a topological <text:s/>band structure. The central point of this work appears to be that a periodic scalar potential can also induce a quantum Hall effect and no vector potential is necessary, however, there is no relation to disorder physics in a narrower sense. </text:span></text:p>
      <text:p text:style-name="P2"/>
      <text:p text:style-name="P7">Finally, <text:span text:style-name="T41">PRB</text:span><text:span text:style-name="T103"> </text:span><text:span text:style-name="T41">100,</text:span><text:span text:style-name="T103"> </text:span><text:span text:style-name="T41">054108(2019)</text:span> studies the phase diagram of the Harper-Hofstadter-Hatsugai model in the presence of disorder. Among other results, the finding is that a finite amount of disorder can induce a topological phase for parameters at which the clean model is trivial, which is again TAI behavior.</text:p>
      <text:p text:style-name="P7"/>
      <text:p text:style-name="P34">------------------------------------------------------------------------------------------------</text:p>
      <text:p text:style-name="P40">The authors also claim that in their case the topological transition<text:span text:style-name="T42"> </text:span>does not take place through band inversion and happens only at large<text:span text:style-name="T42"> </text:span>W. However their results do not prove the absence of band inversion.<text:span text:style-name="T42"> </text:span>The finite longitudinal conductance at E=0 (Fig.2) with finite W<text:line-break/>indicates closing of effective bands. Band inversion can be verified<text:span text:style-name="T42"> </text:span>by constructing suitable order parameter (see PRB110,125117(2024)<text:span text:style-name="T42"> </text:span>which can be used with the wavefunctions of extended system<text:span text:style-name="T42"> </text:span>or<text:span text:style-name="T42"> </text:span>PRL103,196805(2009) which can be used with a effective Hamiltonian<text:span text:style-name="T42"> </text:span>with proper self energy).</text:p>
      <text:p text:style-name="P40"/>
      <text:p text:style-name="P40">In conclusion, I am unable to recommend this manuscript for<text:span text:style-name="T46"> </text:span>publication in Physical Review Letters.</text:p>
      <text:p text:style-name="P3"/>
      <text:p text:style-name="P8"><text:soft-page-break/>The central claim of our manuscript is that a broad window Fermi energy window supporting a topological (or quantum Hall) phase emerges at the onset of disorder<text:span text:style-name="T43">. The novel physics thus appear at small W</text:span><text:span text:style-name="T44"> and for E_F deep inside the bulk energy spectrum, where the clean Hall conductance is &gt;0.5</text:span><text:span text:style-name="T43">. (Of course, numerical limitations limit us to finite system sizes, where a finite W is necessary to observer the quantized conductance.) </text:span></text:p>
      <text:p text:style-name="P8"/>
      <text:p text:style-name="P9">On the other hand, it is intuitively clear that <text:span text:style-name="T44">at sufficiently large disorder W, the underlying band structure becomes irrelevant and the system should turn into a trivial insulator at any E_F. Thus, the regions of quantized conductance in the </text:span><text:span text:style-name="T42">W-E_F </text:span><text:span text:style-name="T44">phase diagram </text:span><text:span text:style-name="T45">must</text:span><text:span text:style-name="T44"> vanish with increasing W, which is precisely what we observe in Fig. 2. However, this mechanism is in no way responsible for the emergence of the topological phase. Still, it is technically correct that calculating an effective Hamiltonian at E_F = 0 would yield a </text:span><text:span text:style-name="T45">trivial insulator for small W and upon further increasing W a </text:span><text:span text:style-name="T44">band inversion </text:span><text:span text:style-name="T45">to a topological insulator could be observed. We would like to stress again that we do not make any originality claim about this part of the phase diagram. </text:span></text:p>
      <text:p text:style-name="P9"/>
      <text:p text:style-name="P35">------------------------------------------------------------------------------------------------</text:p>
      <text:p text:style-name="P35">Apart from that I have some minor comments.<text:line-break/><text:line-break/>1. Please elaborate the difference between the works based on<text:span text:style-name="T48"> </text:span>Topological Anderson Insulator and the present work in the<text:span text:style-name="T48"> </text:span>introduction.</text:p>
      <text:p text:style-name="P35"/>
      <text:p text:style-name="P10">There exists a number of <text:span text:style-name="T49">potentially related </text:span>works <text:span text:style-name="T49">and it is indeed important to clearly distinguish the findings of the present manuscript from existing literature. However, we strongly feel that any discussion doing justice to this task would be too lengthy for the introduction and lead the reader astray from the original findings of the manuscript. As the TAI is arguably the most prominent effect along these lines, </text:span><text:span text:style-name="T50">the revised manuscript </text:span><text:span text:style-name="T49">mention</text:span><text:span text:style-name="T50">s</text:span><text:span text:style-name="T49"> </text:span><text:span text:style-name="T50">it now </text:span><text:span text:style-name="T49">explicitly </text:span><text:span text:style-name="T50">in the introduction </text:span><text:span text:style-name="T49">and refer</text:span><text:span text:style-name="T50">s</text:span><text:span text:style-name="T49"> the interested reader to a detailed discussion </text:span><text:span text:style-name="T50">following later on</text:span><text:span text:style-name="T49">.</text:span></text:p>
      <text:p text:style-name="P10"/>
      <text:p text:style-name="P36">------------------------------------------------------------------------------------------------<text:line-break/>2. Why do the authors need such anisotropic model to demonstrate this<text:span text:style-name="T51"> </text:span>effect? Is this effect<text:span text:style-name="T52"> </text:span>model (and also geometry which require 1:4<text:span text:style-name="T51"> </text:span>ratio for the scattering region) specific? Does the<text:span text:style-name="T51"> </text:span>result changes<text:span text:style-name="T51"> </text:span>drastically with the aspect ratio?</text:p>
      <text:p text:style-name="P11">The only relevant ingredient for the effect is an energetic separation of mutually Berry compensating Berry fluxes, which leads to a total Chern number of zero but opens an energy window within the band where the clean Hall conductance (which is equal to the total accumulated Berry flux up to E_F as we demonstrate in Appendix D) is &gt; 0.5. In our present model, this is achieved by an anisotropy of the band structure due to the lambda(k_x) factor, however, in principle <text:s/>non-anisotropic models with the aforementioned Berry-flux separation are conceivable. </text:p>
      <text:p text:style-name="P11"/>
      <text:p text:style-name="P12">The anisotropic aspect ratio is only chosen to mitigate finite-size effects. <text:span text:style-name="T53">In general, we expect the result to be converged with respect to finite-size effects when the system size is much bigger than the localization length at given W. Due to the anisotropic band structure, the localization length in y-direction is generally much smaller, which means that N_y can be chosen smaller than N_x. However, we would like to stress that with unlimited numerical resources or in an actual large-scale experiment, any aspect ratio would be fine</text:span><text:span text:style-name="T54"> as long as the absolute size is big enough</text:span><text:span text:style-name="T53">.</text:span></text:p>
      <text:p text:style-name="P12"/>
      <text:p text:style-name="P37">------------------------------------------------------------------------------------------------</text:p>
      <text:p text:style-name="P37">3. For the scattering region, the hopping parameters are of the order<text:span text:style-name="T54"> </text:span>of 1 whereas for the<text:span text:style-name="T54"> </text:span>electrode it is 10(!). This can create a huge<text:span text:style-name="T54"> </text:span>interfacial effect which can also have an impact on<text:span text:style-name="T54"> </text:span>the transport<text:span text:style-name="T54"> </text:span>properties. Please check this carefully. If possible use hopping<text:span text:style-name="T54"> </text:span>parameter of<text:span text:style-name="T54"> </text:span>similar magnitude.</text:p>
      <text:p text:style-name="P37"/>
      <text:p text:style-name="P46"><text:soft-page-break/><text:span text:style-name="T10">A large hopping parameter in the leads is </text:span><text:span text:style-name="T11">a common approximation </text:span><text:span text:style-name="T10">known as the "wide-band limit" (please see, e.g., </text:span><text:span text:style-name="T12">"</text:span>J. Chem. Theory Comput., 2018, 14, 5, 2495-2504<text:span text:style-name="T58">"</text:span><text:span text:style-name="T10">) and ensures that there is a homogeneous density of current-carrying states available in the leads for all energies in the scattering region in order to minimize the influence of the lead dispersion on the transport properties. </text:span></text:p>
      <text:p text:style-name="P13"/>
      <text:p text:style-name="P13">We calculated the conductance in a two-terminal system of size Nx = 800, Ny = 200 with OBC along y at disorder strength W = 1.5 and E_F = 1 for t_lead = 2...10 as a numerical check. The total conductance due to the edge states remains quantized to 1 for the whole range of t_lead. Please see <text:span text:style-name="T55">the attached plo</text:span><text:span text:style-name="T56">t</text:span><text:span text:style-name="T59"> "G_over_t_lead.png"</text:span><text:span text:style-name="T56">.</text:span></text:p>
      <text:p text:style-name="P41"/>
      <text:p text:style-name="P37">------------------------------------------------------------------------------------------------</text:p>
      <text:p text:style-name="P37">4. The authors claim to start with trivial insulator. However Fig.3<text:span text:style-name="T57"> </text:span>shows finite Hall conductance with W=0. Could you please explain that?<text:span text:style-name="T57"> </text:span>Could you compare the impurity free numerical result with the<text:span text:style-name="T57"> </text:span>analytical result obtained using Eq.11 of Supplementary<text:span text:style-name="T57"> </text:span>information?</text:p>
      <text:p text:style-name="P36"/>
      <text:p text:style-name="P14">As we state in Eq.(2) of the manuscript, the clean (W = 0) Hall conductance at a given E_F equals the accumulated Berry Flux up to this energy. Due to the energetic separation of Berry flux within the band, there can be a sizeable value of the Hall conductance at intermediate energy which is compensated by negative Berry flux at higher energies, such that the total band remains trivial.</text:p>
      <text:p text:style-name="P14"/>
      <text:p text:style-name="P14">We reproduced the analytical result for the clean system numerically with the Kubo-Bastin formalism implemented in KWANT.</text:p>
      <text:p text:style-name="P14"/>
      <text:p text:style-name="P38">------------------------------------------------------------------------------------------------</text:p>
      <text:p text:style-name="P42">5. One important feature of topological invariants and the Hall<text:span text:style-name="T58"> </text:span>conductance is that, their sum over all the bands is zero. Here the<text:span text:style-name="T58"> </text:span>topological index (Fig.2) and Hall conductance (Figs.1,3) has same<text:span text:style-name="T58"> </text:span>sign for both positive and negative energy bands. Could you please<text:span text:style-name="T58"> </text:span>explain that.</text:p>
      <text:p text:style-name="P14"/>
      <text:p text:style-name="P15">As Referee C correctly states, the sum over all Chern numbers always equals zero. However, the Hall conductance measures the accumulated Berry flux up to a certain energy and there is no zero<text:span text:style-name="T60">-</text:span>sum rule. As a minimal example, consider a two-band model with Chern numbers +1 for the lower band and -1 for the upper band. Then, there is only a single gap with Hall conductance 1 and <text:span text:style-name="T60">no zero-sum rule applies.</text:span></text:p>
      <text:p text:style-name="P15"/>
      <text:p text:style-name="P3">------------------------------------------------------------------------------------------------</text:p>
      <text:p text:style-name="P3"/>
      <text:p text:style-name="P47">Summary of changes:</text:p>
      <text:p text:style-name="Standard"/>
      <text:p text:style-name="P73">1. Amended the introduction by a remark that the essence of the paper is a rounding of the clean Hall conductance to the nearest integer at the onset of disorder.</text:p>
      <text:p text:style-name="P73"/>
      <text:p text:style-name="P73">2. Added a remark to the conclusion pointing the order-of-limits problem of vanishing disorder vs. increasing system size as an interesting direction for future work.</text:p>
      <text:p text:style-name="P73"/>
      <text:p text:style-name="P73">3.<text:span text:style-name="T104"> The caption of Fig. 4 now states that the result is obtained at W = 0.</text:span></text:p>
      <text:p text:style-name="P73"/>
      <text:p text:style-name="Standard"><text:span text:style-name="T105">4</text:span>.<text:span text:style-name="T60"> The topological Anderson insulator is now mentioned in the introduction.</text:span></text:p>
      <text:p text:style-name="Standard"/>
      <text:p text:style-name="P78">5. The number of disorder iterations has been increased to improve the quality of Fig. 3.</text:p>
      <text:p text:style-name="P77"/>
      <text:p text:style-name="P77"><text:soft-page-break/><text:span text:style-name="T106">6</text:span>. A label identifying the energy axis has been added to Fig. 1 of the appendix.</text:p>
      <text:p text:style-name="P77"/>
      <text:p text:style-name="P77"><text:span text:style-name="T106">7</text:span>. Minor stylistic and typographic corrections.</text:p>
      <text:p text:style-name="P77"/>
      <text:p text:style-name="P79">8. A <text:span text:style-name="T107">related</text:span> reference has been added.</text:p>
      <text:p text:style-name="Standard"/>
      <text:p text:style-name="P48"><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1T15:22:14.574051383</meta:creation-date>
    <dc:date>2025-07-30T19:06:40.101382056</dc:date>
    <meta:editing-duration>PT20H20M9S</meta:editing-duration>
    <meta:editing-cycles>106</meta:editing-cycles>
    <meta:generator>LibreOffice/7.3.7.2$Linux_X86_64 LibreOffice_project/30$Build-2</meta:generator>
    <meta:document-statistic meta:table-count="0" meta:image-count="0" meta:object-count="0" meta:page-count="10" meta:paragraph-count="98" meta:word-count="4473" meta:character-count="30027" meta:non-whitespace-character-count="25631"/>
  </office:meta>
</office:document-meta>
</file>